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processing.serial.*;</text:p>
      <text:p text:style-name="Standard">import cc.arduino.*;</text:p>
      <text:p text:style-name="Standard">import ddf.minim.*;</text:p>
      <text:p text:style-name="Standard"/>
      <text:p text:style-name="Standard">/* SpiroBot - Beta (Hardware and GUI is done, animation is working progress)</text:p>
      <text:p text:style-name="Standard">*</text:p>
      <text:p text:style-name="Standard">* <text:s/>By: Nestor Sotres</text:p>
      <text:p text:style-name="Standard">* <text:s/>for: Art 150, University of Illinois at Chicago</text:p>
      <text:p text:style-name="Standard">* <text:s/>Last update: 6/20/14</text:p>
      <text:p text:style-name="Standard">*</text:p>
      <text:p text:style-name="Standard">* <text:s/>This is a drawing robot which takes input from a GUI and operates in 3 different modes:</text:p>
      <text:p text:style-name="Standard">* <text:s text:c="3"/>1. Demo Mode - Spirobot takes one input from GUI and executes it immediately.</text:p>
      <text:p text:style-name="Standard">* <text:s text:c="3"/>2. Path Mode - User enters a combination of moves, Spirobot stores them, and executes them </text:p>
      <text:p text:style-name="Standard">* <text:s text:c="19"/>one at a time forming a path</text:p>
      <text:p text:style-name="Standard">* <text:s text:c="3"/>3. Spriograph Mode <text:s text:c="2"/>- User enters a series of commands and Spirobot draws them several times</text:p>
      <text:p text:style-name="Standard">* <text:s text:c="27"/>overlapping the patterns and creating a spirograph design.</text:p>
      <text:p text:style-name="Standard">*</text:p>
      <text:p text:style-name="Standard">* <text:s/>**** READ ME FIRST ****</text:p>
      <text:p text:style-name="Standard">*</text:p>
      <text:p text:style-name="Standard">* <text:s/><text:tab/>In order to run Processing on the Arduino Uno board, you need to do some setup:</text:p>
      <text:p text:style-name="Standard">*</text:p>
      <text:p text:style-name="Standard">*<text:tab/>1. Run Arduino, open the Examples &gt; Firmata &gt; StandardFirmata sketch, and upload it to the</text:p>
      <text:p text:style-name="Standard">*<text:tab/><text:tab/>Arduino board. </text:p>
      <text:p text:style-name="Standard">* <text:s/><text:tab/>2. Now you can run Processing sketches on the Arduino Uno board</text:p>
      <text:p text:style-name="Standard">*</text:p>
      <text:p text:style-name="Standard">*/</text:p>
      <text:p text:style-name="Standard"/>
      <text:p text:style-name="Standard">/* Global Variables */</text:p>
      <text:p text:style-name="Standard"/>
      <text:p text:style-name="Standard">// Aruduino Object</text:p>
      <text:p text:style-name="Standard">Arduino arduino;</text:p>
      <text:p text:style-name="Standard">//Minim (sound) Objects</text:p>
      <text:p text:style-name="Standard">Minim minim;</text:p>
      <text:p text:style-name="Standard">AudioPlayer player;</text:p>
      <text:p text:style-name="Standard">AudioPlayer Yoshi;</text:p>
      <text:p text:style-name="Standard">AudioPlayer Down;</text:p>
      <text:p text:style-name="Standard">AudioPlayer Tada;</text:p>
      <text:p text:style-name="Standard">AudioPlayer Applause;</text:p>
      <text:p text:style-name="Standard">AudioPlayer R2;</text:p>
      <text:p text:style-name="Standard">AudioPlayer Ready;</text:p>
      <text:p text:style-name="Standard">// Obj to hold font</text:p>
      <text:p text:style-name="Standard">PFont f;</text:p>
      <text:p text:style-name="Standard"/>
      <text:p text:style-name="Standard">//Variables for Screen size</text:p>
      <text:p text:style-name="Standard">int scrnX = 600; <text:s text:c="11"/>//size in x direction</text:p>
      <text:p text:style-name="Standard">int scrnY = 600; <text:s text:c="11"/>//size in y direction</text:p>
      <text:p text:style-name="Standard"/>
      <text:p text:style-name="Standard"/>
      <text:p text:style-name="Standard"/>
      <text:p text:style-name="Standard"><text:soft-page-break/>// Strings holding messages </text:p>
      <text:p text:style-name="Standard">String topMssg = ""; <text:s text:c="7"/>//holds message at top of screen</text:p>
      <text:p text:style-name="Standard">String prompt = "&gt;: "; <text:s text:c="5"/>//prompt marker</text:p>
      <text:p text:style-name="Standard">String midMssg = ""; <text:s text:c="7"/>//holds message under prompt</text:p>
      <text:p text:style-name="Standard">String bottLMssg = ""; <text:s text:c="5"/>//holds message bottom left corner</text:p>
      <text:p text:style-name="Standard">String bottRMssg = ""; <text:s text:c="5"/>//holds message bottom right corner</text:p>
      <text:p text:style-name="Standard">//holds moves recorded (x value at end acts as end of list marker)</text:p>
      <text:p text:style-name="Standard">char[] movesArray = {' ', ' ', ' ', ' ', ' ', ' ', ' ', ' ', ' ', ' ', 'x'}; <text:s text:c="2"/></text:p>
      <text:p text:style-name="Standard">int currMove = 0; <text:s text:c="10"/>//marker for movesArray</text:p>
      <text:p text:style-name="Standard"/>
      <text:p text:style-name="Standard">// Variables for commands</text:p>
      <text:p text:style-name="Standard">char currComm = ' '; <text:s text:c="7"/>//holds current command</text:p>
      <text:p text:style-name="Standard">int num = 99; <text:s text:c="14"/>//holds command from user</text:p>
      <text:p text:style-name="Standard">int swipes = 4; <text:s text:c="12"/>//number of times command will be repeated in Spirograph Mode</text:p>
      <text:p text:style-name="Standard">int indent = 60; <text:s text:c="11"/>//indentation</text:p>
      <text:p text:style-name="Standard"/>
      <text:p text:style-name="Standard">// Menu flags</text:p>
      <text:p text:style-name="Standard">boolean start = true; <text:s text:c="6"/>//indicates user started program</text:p>
      <text:p text:style-name="Standard">boolean intro = true; <text:s text:c="6"/>//indicates start of program</text:p>
      <text:p text:style-name="Standard">boolean pathMode = false; <text:s text:c="2"/>//indicates Spirobot is in Path Mode</text:p>
      <text:p text:style-name="Standard">boolean spiroMode = false; <text:s/>//indicates Spirobot is in Spirograph Mode</text:p>
      <text:p text:style-name="Standard">boolean demoMode = false; <text:s text:c="2"/>//indicates Spirobot is in Demo Mode</text:p>
      <text:p text:style-name="Standard">boolean drawBot = false; <text:s text:c="3"/>//tell system to draw the bot or not</text:p>
      <text:p text:style-name="Standard">boolean bottomMssg = false; //unlocks bottom menu</text:p>
      <text:p text:style-name="Standard"/>
      <text:p text:style-name="Standard">// Variables for dealy</text:p>
      <text:p text:style-name="Standard">int totalTime = 3000; <text:s/>//total time to wait (3 secs), program delay only</text:p>
      <text:p text:style-name="Standard">int savedTime; <text:s text:c="8"/>//variable to hold time</text:p>
      <text:p text:style-name="Standard">int passedTime = 0; <text:s text:c="3"/>//time elapsed</text:p>
      <text:p text:style-name="Standard">int moveDel = 2000; <text:s text:c="3"/>//amount of seconds Spirobot will move (3 secs by default)</text:p>
      <text:p text:style-name="Standard">int turnDel = 1000; <text:s text:c="3"/>//amount of seconds Spirobot will turn </text:p>
      <text:p text:style-name="Standard">//int y = 10; <text:s text:c="11"/>//location of 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setup()</text:p>
      <text:p text:style-name="Standard">*</text:p>
      <text:p text:style-name="Standard">* <text:s text:c="3"/>- Setup all paramaters for program</text:p>
      <text:p text:style-name="Standard">* <text:s text:c="3"/>- Runs once during lifecycle of program</text:p>
      <text:p text:style-name="Standard">*/</text:p>
      <text:p text:style-name="Standard">void setup() {</text:p>
      <text:p text:style-name="Standard"><text:s text:c="2"/><text:tab/>//set up size of screen</text:p>
      <text:p text:style-name="Standard"><text:s text:c="2"/><text:tab/>size(scrnX, scrnY);</text:p>
      <text:p text:style-name="Standard"><text:s text:c="2"/><text:tab/>background(255); <text:s text:c="7"/>//redraw background</text:p>
      <text:p text:style-name="Standard"><text:s text:c="2"/><text:tab/>// Prints out the available serial ports.</text:p>
      <text:p text:style-name="Standard"><text:s text:c="2"/><text:tab/>println(Arduino.list());</text:p>
      <text:p text:style-name="Standard"><text:s text:c="2"/><text:tab/>//set up arduino to work with processing</text:p>
      <text:p text:style-name="Standard"><text:s text:c="2"/><text:tab/>arduino = new Arduino(this, "COM3", 57600);</text:p>
      <text:p text:style-name="Standard"><text:s text:c="2"/><text:tab/>// Configure digital pins 9, 10, and 11 to control servo motors.</text:p>
      <text:p text:style-name="Standard"><text:s text:c="2"/><text:tab/>arduino.pinMode(9, Arduino.SERVO); <text:s text:c="5"/>//cont rotation, left wheel</text:p>
      <text:p text:style-name="Standard"><text:s text:c="2"/><text:tab/>arduino.pinMode(10, Arduino.SERVO); <text:s text:c="4"/>//cont rotation, right wheel</text:p>
      <text:p text:style-name="Standard"><text:s text:c="2"/><text:tab/>arduino.pinMode(11, Arduino.SERVO); <text:s text:c="4"/>//reg servo, holds color marker</text:p>
      <text:p text:style-name="Standard"><text:s text:c="2"/><text:tab/>// Configure digital pin 4 and 13 for LED indicator</text:p>
      <text:p text:style-name="Standard"><text:s text:c="2"/><text:tab/>arduino.pinMode(4, Arduino.OUTPUT); <text:s text:c="4"/>//yellow LED</text:p>
      <text:p text:style-name="Standard"><text:s text:c="2"/><text:tab/>arduino.pinMode(13, Arduino.OUTPUT); <text:s text:c="3"/>//green LED</text:p>
      <text:p text:style-name="Standard"><text:s text:c="2"/><text:tab/>// Configure digital pin 2 for button input</text:p>
      <text:p text:style-name="Standard"><text:s text:c="2"/><text:tab/>arduino.pinMode(2, Arduino.INPUT);</text:p>
      <text:p text:style-name="Standard"><text:s text:c="2"/><text:tab/>//stop both servos from moving by default</text:p>
      <text:p text:style-name="Standard"><text:s text:c="2"/><text:tab/>arduino.servoWrite(9, 1510); <text:s text:c="11"/>//stop left wheel</text:p>
      <text:p text:style-name="Standard"><text:s text:c="2"/><text:tab/>arduino.servoWrite(10, 1510); <text:s text:c="10"/>//stop right wheel</text:p>
      <text:p text:style-name="Standard"><text:s text:c="2"/><text:tab/>// set servo at 90 by default</text:p>
      <text:p text:style-name="Standard"><text:s text:c="2"/><text:tab/>arduino.servoWrite(11, 90); <text:s text:c="12"/>//raise marker above ground</text:p>
      <text:p text:style-name="Standard"><text:s text:c="2"/><text:tab/>println("servo shoulda moved");</text:p>
      <text:p text:style-name="Standard"><text:s/><text:tab/>//turn LED indicator lights off by default</text:p>
      <text:p text:style-name="Standard"><text:s text:c="2"/><text:tab/>arduino.digitalWrite(13, Arduino.LOW); <text:s/>//turn green LED off</text:p>
      <text:p text:style-name="Standard"><text:s text:c="2"/><text:tab/>arduino.digitalWrite(4, Arduino.LOW); <text:s text:c="2"/>//turn yellow LED off</text:p>
      <text:p text:style-name="Standard"><text:s text:c="2"/><text:tab/>//set up minim to play sound</text:p>
      <text:p text:style-name="Standard"><text:s text:c="2"/><text:tab/>minim = new Minim(this);</text:p>
      <text:p text:style-name="Standard"><text:s text:c="2"/><text:tab/>//load sound files</text:p>
      <text:p text:style-name="Standard"><text:s text:c="2"/><text:tab/>player = minim.loadFile("3LowRiderR.mp2");</text:p>
      <text:p text:style-name="Standard"><text:s text:c="2"/><text:tab/>Yoshi = minim.loadFile("1YoshiTheme.mp3");</text:p>
      <text:p text:style-name="Standard"><text:s text:c="2"/><text:tab/>Down = minim.loadFile("2DownOnIt.mp3");</text:p>
      <text:p text:style-name="Standard"><text:s text:c="2"/><text:tab/>Tada = minim.loadFile("4Tada.mp3");</text:p>
      <text:p text:style-name="Standard"><text:s text:c="2"/><text:tab/>Applause = minim.loadFile("5Applause.mp3");</text:p>
      <text:p text:style-name="Standard"><text:s text:c="2"/><text:tab/>R2 = minim.loadFile("6R2D2.mp3");</text:p>
      <text:p text:style-name="Standard"><text:s text:c="2"/><text:tab/>Ready = minim.loadFile("7Ready.mp3");</text:p>
      <text:p text:style-name="Standard"><text:s text:c="2"/></text:p>
      <text:p text:style-name="Standard"><text:s text:c="2"/></text:p>
      <text:p text:style-name="Standard"><text:s text:c="2"/><text:tab/>//font selection</text:p>
      <text:p text:style-name="Standard"><text:s text:c="2"/><text:tab/>f = createFont("Arial",20,true);</text:p>
      <text:p text:style-name="Standard"><text:s text:c="2"/><text:tab/>textFont(f);</text:p>
      <text:p text:style-name="Standard"><text:s text:c="2"/><text:tab/>//save time at start of program</text:p>
      <text:p text:style-name="Standard"><text:s text:c="2"/><text:tab/>savedTime = millis(); <text:s/></text:p>
      <text:p text:style-name="Standard">}</text:p>
      <text:p text:style-name="Standard"><text:soft-page-break/>/* draw()</text:p>
      <text:p text:style-name="Standard">* <text:s text:c="3"/>- Runs program's GUI (continuous loop by Processing)</text:p>
      <text:p text:style-name="Standard">* <text:s text:c="3"/>- Called automatically and should never be called explicitly.</text:p>
      <text:p text:style-name="Standard">*/</text:p>
      <text:p text:style-name="Standard">void draw() {</text:p>
      <text:p text:style-name="Standard"><text:s text:c="2"/><text:tab/>//set fill for entire draw program</text:p>
      <text:p text:style-name="Standard"><text:s text:c="2"/><text:tab/>fill(0); <text:s text:c="21"/>//set color to fill shapes, 0 is black</text:p>
      <text:p text:style-name="Standard"><text:s text:c="2"/><text:tab/>//display initial message (done once at start of program)</text:p>
      <text:p text:style-name="Standard"><text:s text:c="2"/><text:tab/>if(intro){</text:p>
      <text:p text:style-name="Standard"><text:s text:c="3"/><text:tab/><text:tab/>setTopMssg("Spyrobot- Alpha\nBy: Nestor Sotres.\n(s = start , x = exit).");</text:p>
      <text:p text:style-name="Standard"><text:s text:c="3"/><text:tab/><text:tab/>//println("inside instructions loop");</text:p>
      <text:p text:style-name="Standard"><text:s text:c="3"/><text:tab/><text:tab/>intro= false; <text:s text:c="15"/>//ensure intro only happens once</text:p>
      <text:p text:style-name="Standard"><text:s text:c="2"/><text:tab/>}</text:p>
      <text:p text:style-name="Standard"><text:s text:c="2"/><text:tab/>//print top message on GUI</text:p>
      <text:p text:style-name="Standard"><text:s text:c="2"/><text:tab/>text(topMssg, 40, 20); <text:s text:c="7"/>//typically instructions</text:p>
      <text:p text:style-name="Standard"><text:s text:c="2"/><text:tab/>text(prompt, 40, 110); <text:s text:c="7"/>//user input line</text:p>
      <text:p text:style-name="Standard"><text:s text:c="2"/><text:tab/>text(midMssg, 40, 130); <text:s text:c="6"/>//message under input line</text:p>
      <text:p text:style-name="Standard"><text:s text:c="2"/><text:tab/>//print bottom message on GUI</text:p>
      <text:p text:style-name="Standard"><text:s text:c="2"/><text:tab/>if(bottomMssg == true){</text:p>
      <text:p text:style-name="Standard"><text:s text:c="4"/><text:tab/><text:tab/>text(bottLMssg, 40, 550); <text:s text:c="2"/>//bottom left corner of GUI</text:p>
      <text:p text:style-name="Standard"><text:s text:c="4"/><text:tab/><text:tab/>text(bottRMssg, 500, 550); <text:s/>//bottom right corner of GUI</text:p>
      <text:p text:style-name="Standard"><text:s text:c="2"/><text:tab/>}</text:p>
      <text:p text:style-name="Standard"><text:s text:c="2"/><text:tab/>//draw the GUI visual representation of Spirobot</text:p>
      <text:p text:style-name="Standard"><text:s text:c="2"/><text:tab/>if(drawBot == true){</text:p>
      <text:p text:style-name="Standard"><text:s text:c="3"/><text:tab/><text:tab/>fill(204, 102, 0); <text:s text:c="10"/>//select fill color for body</text:p>
      <text:p text:style-name="Standard"><text:s text:c="3"/><text:tab/><text:tab/>rectMode(CENTER); <text:s text:c="11"/>//select mode to draw body</text:p>
      <text:p text:style-name="Standard"><text:s text:c="3"/><text:tab/><text:tab/>rect(scrnX/2, 550, 40, 80); <text:s/>//draw spirobot</text:p>
      <text:p text:style-name="Standard"><text:s text:c="2"/><text:tab/>}</text:p>
      <text:p text:style-name="Standard"><text:s text:c="2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</text:p>
      <text:p text:style-name="Standard">* <text:s/>GUI COMMANDS <text:s/>*</text:p>
      <text:p text:style-name="Standard">******************/</text:p>
      <text:p text:style-name="Standard"/>
      <text:p text:style-name="Standard">/* setTopMssg(String)</text:p>
      <text:p text:style-name="Standard">*</text:p>
      <text:p text:style-name="Standard">* <text:s text:c="3"/>- Sets the string to be displayed at top of GUI</text:p>
      <text:p text:style-name="Standard">*/</text:p>
      <text:p text:style-name="Standard">void setTopMssg(String msg){</text:p>
      <text:p text:style-name="Standard"><text:s text:c="2"/><text:tab/>topMssg = msg;</text:p>
      <text:p text:style-name="Standard"><text:s text:c="2"/><text:tab/>//println("inside setTopMssg()");</text:p>
      <text:p text:style-name="Standard">}</text:p>
      <text:p text:style-name="Standard"/>
      <text:p text:style-name="Standard">/* clearTopMssg()</text:p>
      <text:p text:style-name="Standard">*</text:p>
      <text:p text:style-name="Standard">* <text:s text:c="3"/>- Clears the message to be displayed at top of GUI</text:p>
      <text:p text:style-name="Standard">*/</text:p>
      <text:p text:style-name="Standard">void clearTopMssg(){</text:p>
      <text:p text:style-name="Standard"><text:s text:c="2"/><text:tab/>//println("inside clearTopMssg()");</text:p>
      <text:p text:style-name="Standard"><text:s text:c="2"/><text:tab/>topMssg = ""; </text:p>
      <text:p text:style-name="Standard">}</text:p>
      <text:p text:style-name="Standard"/>
      <text:p text:style-name="Standard">/* setMidMssg(String)</text:p>
      <text:p text:style-name="Standard">*</text:p>
      <text:p text:style-name="Standard">* <text:s text:c="3"/>- Sets the string to be displayed under the prompt of GUI</text:p>
      <text:p text:style-name="Standard">*/</text:p>
      <text:p text:style-name="Standard">void setMidMssg(String msg){</text:p>
      <text:p text:style-name="Standard"><text:s text:c="2"/><text:tab/>midMssg = msg; </text:p>
      <text:p text:style-name="Standard">}</text:p>
      <text:p text:style-name="Standard"/>
      <text:p text:style-name="Standard">/* clearMidMssg()</text:p>
      <text:p text:style-name="Standard">*</text:p>
      <text:p text:style-name="Standard">* <text:s text:c="3"/>- Clears the message displayed under prompt of GUI</text:p>
      <text:p text:style-name="Standard">*/</text:p>
      <text:p text:style-name="Standard">void clearMidMssg(){</text:p>
      <text:p text:style-name="Standard"><text:s text:c="2"/><text:tab/>midMssg = ""; </text:p>
      <text:p text:style-name="Standard">}</text:p>
      <text:p text:style-name="Standard"/>
      <text:p text:style-name="Standard">/* setBottMssg(String)</text:p>
      <text:p text:style-name="Standard">*</text:p>
      <text:p text:style-name="Standard">* <text:s/>- Sets string to be displayed at the bottom Left of GUI</text:p>
      <text:p text:style-name="Standard">*/</text:p>
      <text:p text:style-name="Standard">void setBottLMssg(String msg){</text:p>
      <text:p text:style-name="Standard"><text:s text:c="2"/><text:tab/>bottLMssg = msg;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oft-page-break/>/* setBottRMssg(String)</text:p>
      <text:p text:style-name="Standard">*</text:p>
      <text:p text:style-name="Standard">* <text:s/>- Sets string to be displayed at the bottom Right of GUI</text:p>
      <text:p text:style-name="Standard">*/</text:p>
      <text:p text:style-name="Standard">void setBottRMssg(String msg){</text:p>
      <text:p text:style-name="Standard"><text:s text:c="2"/><text:tab/>bottRMssg = msg; </text:p>
      <text:p text:style-name="Standard">}</text:p>
      <text:p text:style-name="Standard"/>
      <text:p text:style-name="Standard">/* addMoveMidMssg(char)</text:p>
      <text:p text:style-name="Standard">*</text:p>
      <text:p text:style-name="Standard">* <text:s/>- Displays current move list on GUI for Path and Spirograph modes</text:p>
      <text:p text:style-name="Standard">*/</text:p>
      <text:p text:style-name="Standard">void addMoveMidMssg(char c){</text:p>
      <text:p text:style-name="Standard"><text:s text:c="2"/><text:tab/>//path mode is true</text:p>
      <text:p text:style-name="Standard"><text:s text:c="2"/><text:tab/>if(pathMode == true){</text:p>
      <text:p text:style-name="Standard"><text:s text:c="5"/><text:tab/><text:tab/>//can store up to 10 moves</text:p>
      <text:p text:style-name="Standard"><text:s text:c="4"/><text:tab/><text:tab/> if(currMove &lt; 11){</text:p>
      <text:p text:style-name="Standard"><text:s text:c="7"/><text:tab/><text:tab/><text:tab/>//add first move with no comma</text:p>
      <text:p text:style-name="Standard"><text:s text:c="7"/><text:tab/><text:tab/><text:tab/>if( midMssg == "Moves: "){</text:p>
      <text:p text:style-name="Standard"><text:s text:c="9"/><text:tab/><text:tab/><text:tab/><text:tab/>midMssg = midMssg + " " + c;</text:p>
      <text:p text:style-name="Standard"><text:s text:c="7"/><text:tab/><text:tab/><text:tab/>}else{</text:p>
      <text:p text:style-name="Standard"><text:s text:c="10"/><text:tab/><text:tab/><text:tab/><text:tab/>//add every other move with a comma</text:p>
      <text:p text:style-name="Standard"><text:s text:c="10"/><text:tab/><text:tab/><text:tab/><text:tab/>midMssg = midMssg + " ," + c; </text:p>
      <text:p text:style-name="Standard"><text:s text:c="10"/><text:tab/><text:tab/><text:tab/><text:tab/>//if 10 moves total notify user its full</text:p>
      <text:p text:style-name="Standard"><text:s text:c="10"/><text:tab/><text:tab/><text:tab/><text:tab/>if(currMove == 10){</text:p>
      <text:p text:style-name="Standard"><text:s text:c="12"/><text:tab/><text:tab/><text:tab/><text:tab/>midMssg = midMssg + " FULL";</text:p>
      <text:p text:style-name="Standard"><text:s text:c="10"/><text:tab/><text:tab/><text:tab/><text:tab/>}</text:p>
      <text:p text:style-name="Standard"><text:s text:c="6"/><text:tab/><text:tab/><text:tab/>}</text:p>
      <text:p text:style-name="Standard"><text:s text:c="4"/><text:tab/><text:tab/>} <text:s/></text:p>
      <text:p text:style-name="Standard"><text:s text:c="2"/><text:tab/>}</text:p>
      <text:p text:style-name="Standard"><text:s text:c="2"/><text:tab/>//spirograph mode is true</text:p>
      <text:p text:style-name="Standard"><text:s text:c="2"/><text:tab/>if(spiroMode == true){</text:p>
      <text:p text:style-name="Standard"><text:s text:c="5"/><text:tab/><text:tab/>//can store up to 10 moves</text:p>
      <text:p text:style-name="Standard"><text:s text:c="5"/><text:tab/><text:tab/>if(currMove &lt; 6){</text:p>
      <text:p text:style-name="Standard"><text:s text:c="7"/><text:tab/><text:tab/><text:tab/>//add first move with no comma</text:p>
      <text:p text:style-name="Standard"><text:s text:c="7"/><text:tab/><text:tab/><text:tab/>if( midMssg == "Moves: "){</text:p>
      <text:p text:style-name="Standard"><text:s text:c="9"/><text:tab/><text:tab/><text:tab/><text:tab/>midMssg = midMssg + " " + c;</text:p>
      <text:p text:style-name="Standard"><text:s text:c="7"/><text:tab/><text:tab/><text:tab/>}else{</text:p>
      <text:p text:style-name="Standard"><text:s text:c="9"/><text:tab/><text:tab/><text:tab/><text:tab/>//add every other move with a comma</text:p>
      <text:p text:style-name="Standard"><text:s text:c="10"/><text:tab/><text:tab/><text:tab/><text:tab/>midMssg = midMssg + " ," + c; </text:p>
      <text:p text:style-name="Standard"><text:s text:c="10"/><text:tab/><text:tab/><text:tab/><text:tab/>//if 5 moves total notify user its full</text:p>
      <text:p text:style-name="Standard"><text:s text:c="10"/><text:tab/><text:tab/><text:tab/><text:tab/>if(currMove == 5){</text:p>
      <text:p text:style-name="Standard"><text:s text:c="12"/><text:tab/><text:tab/><text:tab/><text:tab/>midMssg = midMssg + " FULL";</text:p>
      <text:p text:style-name="Standard"><text:s text:c="10"/><text:tab/><text:tab/><text:tab/><text:tab/>}</text:p>
      <text:p text:style-name="Standard"><text:s text:c="6"/><text:tab/><text:tab/><text:tab/>}</text:p>
      <text:p text:style-name="Standard"><text:s text:c="4"/><text:tab/><text:tab/>} <text:s/></text:p>
      <text:p text:style-name="Standard"><text:s text:c="2"/><text:tab/>}</text:p>
      <text:p text:style-name="Standard">}</text:p>
      <text:p text:style-name="Standard"/>
      <text:p text:style-name="Standard"><text:soft-page-break/>/* clearScreen()</text:p>
      <text:p text:style-name="Standard">*</text:p>
      <text:p text:style-name="Standard">* <text:s text:c="3"/>- Clears the entire GUI by redrawing the background</text:p>
      <text:p text:style-name="Standard">*/</text:p>
      <text:p text:style-name="Standard">void clearScreen(){</text:p>
      <text:p text:style-name="Standard"><text:s text:c="2"/><text:tab/>background(255); <text:s text:c="7"/>//redraw background</text:p>
      <text:p text:style-name="Standard">}</text:p>
      <text:p text:style-name="Standard"/>
      <text:p text:style-name="Standard">/* exitProg()</text:p>
      <text:p text:style-name="Standard">*</text:p>
      <text:p text:style-name="Standard">* <text:s text:c="5"/>- exits program whenever user presses x</text:p>
      <text:p text:style-name="Standard">* <text:s text:c="5"/>- released all assets from memory</text:p>
      <text:p text:style-name="Standard">*/</text:p>
      <text:p text:style-name="Standard">void exitProg(){</text:p>
      <text:p text:style-name="Standard"><text:s text:c="3"/><text:tab/>clearScreen();</text:p>
      <text:p text:style-name="Standard"><text:s text:c="3"/><text:tab/>player.close();</text:p>
      <text:p text:style-name="Standard"><text:s text:c="3"/><text:tab/>Yoshi.close();</text:p>
      <text:p text:style-name="Standard"><text:s text:c="3"/><text:tab/>Down.close();</text:p>
      <text:p text:style-name="Standard"><text:s text:c="3"/><text:tab/>Tada.close();</text:p>
      <text:p text:style-name="Standard"><text:s text:c="3"/><text:tab/>Applause.close();</text:p>
      <text:p text:style-name="Standard"><text:s text:c="3"/><text:tab/>R2.close();</text:p>
      <text:p text:style-name="Standard"><text:s text:c="3"/><text:tab/>Ready.close();</text:p>
      <text:p text:style-name="Standard"><text:s text:c="3"/><text:tab/>fill(237, 43, 82);</text:p>
      <text:p text:style-name="Standard"><text:s text:c="3"/><text:tab/>text("exiting...", 40, 40);</text:p>
      <text:p text:style-name="Standard"><text:s text:c="3"/><text:tab/>//delayT();</text:p>
      <text:p text:style-name="Standard"><text:s text:c="3"/><text:tab/>exit();</text:p>
      <text:p text:style-name="Standard">}</text:p>
      <text:p text:style-name="Standard"/>
      <text:p text:style-name="Standard">/* resetVals()</text:p>
      <text:p text:style-name="Standard">*</text:p>
      <text:p text:style-name="Standard">* <text:s text:c="3"/>- resets all values in program</text:p>
      <text:p text:style-name="Standard">*/</text:p>
      <text:p text:style-name="Standard">void resetVals(){</text:p>
      <text:p text:style-name="Standard"><text:s text:c="2"/><text:tab/>//clear screen</text:p>
      <text:p text:style-name="Standard"><text:s text:c="2"/><text:tab/>clearScreen();</text:p>
      <text:p text:style-name="Standard"><text:s text:c="2"/><text:tab/>// reset flags</text:p>
      <text:p text:style-name="Standard"><text:s text:c="2"/><text:tab/>start = true; <text:s text:c="6"/>//indicates user started program</text:p>
      <text:p text:style-name="Standard"><text:s text:c="2"/><text:tab/>intro = true; <text:s text:c="6"/>//indicates start of program</text:p>
      <text:p text:style-name="Standard"><text:s text:c="2"/><text:tab/>pathMode = false; <text:s text:c="2"/>//indicates Spirobot is in Path Mode</text:p>
      <text:p text:style-name="Standard"><text:s text:c="2"/><text:tab/>spiroMode = false; <text:s/>//indicates Spirobot is in Spirograph Mode</text:p>
      <text:p text:style-name="Standard"><text:s text:c="2"/><text:tab/>demoMode = false; <text:s text:c="2"/>//indicates Spirobot is in Demo Mode</text:p>
      <text:p text:style-name="Standard"><text:s text:c="2"/><text:tab/>drawBot = false; <text:s text:c="3"/>//tell system to draw the bot or not</text:p>
      <text:p text:style-name="Standard"><text:s text:c="2"/><text:tab/>bottomMssg = false; //unlocks bottom menu</text:p>
      <text:p text:style-name="Standard"><text:s text:c="2"/><text:tab/>//reset curr moves</text:p>
      <text:p text:style-name="Standard"><text:s text:c="2"/><text:tab/>currMove= 0; <text:s text:c="7"/>//reset current move location</text:p>
      <text:p text:style-name="Standard"><text:s text:c="2"/><text:tab/>//reset moves array</text:p>
      <text:p text:style-name="Standard"><text:s text:c="2"/><text:tab/>for(int i= 0; i&lt;11; i++){</text:p>
      <text:p text:style-name="Standard"><text:s text:c="4"/><text:tab/><text:tab/>movesArray[i] = ' '; <text:s/>//clear moves stored</text:p>
      <text:p text:style-name="Standard"><text:s text:c="2"/><text:tab/>}</text:p>
      <text:p text:style-name="Standard"><text:soft-page-break/><text:s text:c="2"/><text:tab/>movesArray[10] = 'x'; <text:s text:c="2"/>//reset end marker</text:p>
      <text:p text:style-name="Standard">}</text:p>
      <text:p text:style-name="Standard"/>
      <text:p text:style-name="Standard">/* echoKey(char)</text:p>
      <text:p text:style-name="Standard">*</text:p>
      <text:p text:style-name="Standard">* <text:s text:c="5"/>- Displays the character on the screen</text:p>
      <text:p text:style-name="Standard">* <text:s text:c="5"/>- Typically the input from the user</text:p>
      <text:p text:style-name="Standard">*/</text:p>
      <text:p text:style-name="Standard">void echoKey(char k){</text:p>
      <text:p text:style-name="Standard"><text:s text:c="2"/><text:tab/>fill(0); <text:s text:c="15"/>//set color to black</text:p>
      <text:p text:style-name="Standard"><text:s text:c="2"/><text:tab/>text(k, indent, 110); <text:s text:c="2"/>//display text from user onto GUI</text:p>
      <text:p text:style-name="Standard">}</text:p>
      <text:p text:style-name="Standard"/>
      <text:p text:style-name="Standard">/***************</text:p>
      <text:p text:style-name="Standard">* <text:s/>TIME DELAYS *</text:p>
      <text:p text:style-name="Standard">****************/</text:p>
      <text:p text:style-name="Standard"/>
      <text:p text:style-name="Standard">/* delayT()</text:p>
      <text:p text:style-name="Standard">*</text:p>
      <text:p text:style-name="Standard">* <text:s text:c="5"/>- Delays the program for 3 seconds (default)</text:p>
      <text:p text:style-name="Standard">*/</text:p>
      <text:p text:style-name="Standard">void delayT(){</text:p>
      <text:p text:style-name="Standard"><text:s text:c="2"/>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do while the diff between the current time and last saved time is less than the delay wanted</text:p>
      <text:p text:style-name="Standard"><text:s text:c="2"/><text:tab/>while(passedTime &lt; totalTime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2"/><text:tab/>}</text:p>
      <text:p text:style-name="Standard"><text:s text:c="2"/><text:tab/>println("end of delay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delayT(int)</text:p>
      <text:p text:style-name="Standard">*</text:p>
      <text:p text:style-name="Standard">* <text:s text:c="5"/>- Accepts an int and delays the program for that amt of time</text:p>
      <text:p text:style-name="Standard">* <text:s text:c="5"/>- Delays the program for 3 seconds (default)</text:p>
      <text:p text:style-name="Standard">* <text:s text:c="5"/>- Used for Spirobot movement</text:p>
      <text:p text:style-name="Standard">*/</text:p>
      <text:p text:style-name="Standard">void delayT(int del){</text:p>
      <text:p text:style-name="Standard"><text:s text:c="2"/>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do while the diff between the current time and last saved time is less than the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2"/><text:tab/>}</text:p>
      <text:p text:style-name="Standard"><text:s text:c="2"/><text:tab/>println("end of movement delay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/text:p>
      <text:p text:style-name="Standard">}</text:p>
      <text:p text:style-name="Standard"/>
      <text:p text:style-name="Standard">/******************</text:p>
      <text:p text:style-name="Standard">* <text:s/>INPUT CONTROLS *</text:p>
      <text:p text:style-name="Standard">*******************/</text:p>
      <text:p text:style-name="Standard"/>
      <text:p text:style-name="Standard">/* keyPressed()</text:p>
      <text:p text:style-name="Standard">*</text:p>
      <text:p text:style-name="Standard">* <text:s text:c="5"/>- Method invoked by Processing every time a key is pressed</text:p>
      <text:p text:style-name="Standard">* <text:s text:c="5"/>- Saves the current key pressed</text:p>
      <text:p text:style-name="Standard">* <text:s text:c="5"/>- Calls main execution program</text:p>
      <text:p text:style-name="Standard">*/</text:p>
      <text:p text:style-name="Standard">void keyPressed() {</text:p>
      <text:p text:style-name="Standard"><text:s text:c="2"/></text:p>
      <text:p text:style-name="Standard"><text:s text:c="2"/><text:tab/>if (key == '\n' ) {</text:p>
      <text:p text:style-name="Standard"><text:s text:c="4"/><text:tab/><text:tab/>println("hit the enter key"); <text:s text:c="3"/>//testing purposes</text:p>
      <text:p text:style-name="Standard"><text:s text:c="4"/><text:tab/><text:tab/>println(currComm); <text:s text:c="14"/>//testing purposes</text:p>
      <text:p text:style-name="Standard"><text:s text:c="4"/><text:tab/><text:tab/>//pressing the new line key executes the command</text:p>
      <text:p text:style-name="Standard"><text:s text:c="4"/><text:tab/><text:tab/>commandExec(currComm);</text:p>
      <text:p text:style-name="Standard"><text:s text:c="2"/><text:tab/>}else{</text:p>
      <text:p text:style-name="Standard"><text:s text:c="4"/><text:tab/><text:tab/>//new key pressed</text:p>
      <text:p text:style-name="Standard"><text:s text:c="4"/><text:tab/><text:tab/>clearScreen(); <text:s text:c="3"/>//clear old GUI</text:p>
      <text:p text:style-name="Standard"><text:s text:c="4"/><text:tab/><text:tab/>currComm = key; <text:s text:c="2"/>//store new key</text:p>
      <text:p text:style-name="Standard"><text:s text:c="4"/><text:tab/><text:tab/>echoKey(key); <text:s text:c="4"/>//display new key</text:p>
      <text:p text:style-name="Standard"><text:s text:c="2"/><text:tab/>}</text:p>
      <text:p text:style-name="Standard"><text:s text:c="2"/></text:p>
      <text:p text:style-name="Standard">}</text:p>
      <text:p text:style-name="Standard"/>
      <text:p text:style-name="Standard"/>
      <text:p text:style-name="Standard"/>
      <text:p text:style-name="Standard"><text:soft-page-break/>/* commandExec(char)</text:p>
      <text:p text:style-name="Standard">*</text:p>
      <text:p text:style-name="Standard">* <text:s text:c="5"/>- main program used to execute all commands</text:p>
      <text:p text:style-name="Standard">* <text:s text:c="5"/>- main control function</text:p>
      <text:p text:style-name="Standard">* <text:s text:c="5"/>- the 3 different modes (path, spirograph, demo) have been seperated for possible expansion</text:p>
      <text:p text:style-name="Standard">* <text:s text:c="5"/>- function first detects what mode the Spirobot is in and then creates appropriate behavior</text:p>
      <text:p text:style-name="Standard">*/</text:p>
      <text:p text:style-name="Standard">void commandExec(char com){</text:p>
      <text:p text:style-name="Standard"><text:s text:c="2"/></text:p>
      <text:p text:style-name="Standard"><text:s text:c="2"/>switch(com){</text:p>
      <text:p text:style-name="Standard"><text:s text:c="3"/>case 's':</text:p>
      <text:p text:style-name="Standard"><text:s text:c="13"/>// If in the Start Menu allow the following</text:p>
      <text:p text:style-name="Standard"><text:s text:c="13"/>if(start == true){</text:p>
      <text:p text:style-name="Standard"><text:s text:c="15"/><text:tab/>//user has indicated start running program</text:p>
      <text:p text:style-name="Standard"><text:s text:c="15"/><text:tab/>clearTopMssg(); <text:s text:c="5"/>//reset top message</text:p>
      <text:p text:style-name="Standard"><text:s text:c="15"/><text:tab/>clearMidMssg(); <text:s text:c="5"/>//reset middle message</text:p>
      <text:p text:style-name="Standard"><text:s text:c="15"/><text:tab/>clearScreen(); <text:s text:c="6"/>//clear screen</text:p>
      <text:p text:style-name="Standard"><text:s text:c="15"/><text:tab/>//delayT();</text:p>
      <text:p text:style-name="Standard"><text:s text:c="15"/><text:tab/>//echoKey(key);</text:p>
      <text:p text:style-name="Standard"><text:s text:c="15"/><text:tab/>//start = true; <text:s text:c="7"/>//indicates user started program</text:p>
      <text:p text:style-name="Standard"><text:s text:c="15"/><text:tab/>setTopMssg("Select Mode: \n a. Draw Path b. Spirograph Mode c. Demo Mode");</text:p>
      <text:p text:style-name="Standard"><text:s text:c="15"/><text:tab/>//unlock bottom messages</text:p>
      <text:p text:style-name="Standard"><text:s text:c="15"/><text:tab/>bottomMssg = true;</text:p>
      <text:p text:style-name="Standard"><text:s text:c="15"/><text:tab/>setBottLMssg("m = Main Menu");</text:p>
      <text:p text:style-name="Standard"><text:s text:c="15"/><text:tab/>setBottRMssg("x = exit");</text:p>
      <text:p text:style-name="Standard"><text:s text:c="15"/><text:tab/>playLowRider();</text:p>
      <text:p text:style-name="Standard"><text:s text:c="14"/><text:tab/> //player.play();</text:p>
      <text:p text:style-name="Standard"><text:s text:c="14"/><text:tab/> //player.loop(2);</text:p>
      <text:p text:style-name="Standard"><text:s text:c="13"/>}else{</text:p>
      <text:p text:style-name="Standard"><text:s text:c="15"/><text:tab/>//if you are not in the start menu just clear the screen</text:p>
      <text:p text:style-name="Standard"><text:s text:c="15"/><text:tab/>clearScreen();</text:p>
      <text:p text:style-name="Standard"><text:s text:c="15"/><text:tab/>echoKey(' ');</text:p>
      <text:p text:style-name="Standard"><text:s text:c="13"/>}</text:p>
      <text:p text:style-name="Standard"><text:s text:c="13"/>break;</text:p>
      <text:p text:style-name="Standard"><text:s text:c="3"/>case 'x':</text:p>
      <text:p text:style-name="Standard"><text:s text:c="12"/>//user has indicated exit of program</text:p>
      <text:p text:style-name="Standard"><text:s text:c="12"/>exitProg(); </text:p>
      <text:p text:style-name="Standard"><text:s text:c="12"/>break;</text:p>
      <text:p text:style-name="Standard"><text:s text:c="3"/>case 'm':</text:p>
      <text:p text:style-name="Standard"><text:s text:c="12"/>//user wants to go back to main menu, reset everything</text:p>
      <text:p text:style-name="Standard"><text:s text:c="12"/>resetVals();</text:p>
      <text:p text:style-name="Standard"><text:s text:c="12"/>//pause all music</text:p>
      <text:p text:style-name="Standard"><text:s text:c="12"/>pauseMusic();</text:p>
      <text:p text:style-name="Standard"><text:s text:c="12"/>//rewind sound effects</text:p>
      <text:p text:style-name="Standard"><text:s text:c="12"/>rewindReady();</text:p>
      <text:p text:style-name="Standard"><text:s text:c="12"/>rewindTada();</text:p>
      <text:p text:style-name="Standard"><text:s text:c="12"/>rewindR2();</text:p>
      <text:p text:style-name="Standard"><text:s text:c="12"/>rewindApplause();</text:p>
      <text:p text:style-name="Standard"><text:s text:c="12"/>break;</text:p>
      <text:p text:style-name="Standard"><text:soft-page-break/><text:s text:c="3"/>case 'a':</text:p>
      <text:p text:style-name="Standard"><text:s text:c="12"/>// Path Mode Chosen from Start Menu</text:p>
      <text:p text:style-name="Standard"><text:s text:c="12"/>if(start == true){</text:p>
      <text:p text:style-name="Standard"><text:s text:c="14"/><text:tab/>clearScreen();</text:p>
      <text:p text:style-name="Standard"><text:s text:c="14"/><text:tab/>// Display new menu options</text:p>
      <text:p text:style-name="Standard"><text:s text:c="14"/><text:tab/>setTopMssg("Path Mode: <text:s text:c="4"/>up to 10 moves allowed.\n(8 = forward, 2 = backward, 4 = </text:p>
      <text:p text:style-name="Standard"><text:tab/><text:tab/><text:tab/>left turn, 6 = right turn)\n('enter' = save move d = done)");</text:p>
      <text:p text:style-name="Standard"><text:s text:c="14"/><text:tab/>setMidMssg("Moves: ");</text:p>
      <text:p text:style-name="Standard"><text:s text:c="14"/><text:tab/>//make sure you cant go back by hitting 's' key</text:p>
      <text:p text:style-name="Standard"><text:s text:c="14"/><text:tab/>start = false; <text:s text:c="6"/>//indicate out of Start Menu</text:p>
      <text:p text:style-name="Standard"><text:s text:c="14"/><text:tab/>pathMode = true; <text:s text:c="4"/>//indicate Path Mode is selected</text:p>
      <text:p text:style-name="Standard"><text:s text:c="14"/><text:tab/>//turn other modes off</text:p>
      <text:p text:style-name="Standard"><text:s text:c="14"/><text:tab/>demoMode = false;</text:p>
      <text:p text:style-name="Standard"><text:s text:c="14"/><text:tab/>spiroMode = false;</text:p>
      <text:p text:style-name="Standard"><text:s text:c="14"/><text:tab/>drawBot = true; <text:s text:c="5"/>//tell system to draw the Spirobot</text:p>
      <text:p text:style-name="Standard"><text:s text:c="12"/>}</text:p>
      <text:p text:style-name="Standard"><text:s text:c="12"/>break;</text:p>
      <text:p text:style-name="Standard"><text:s text:c="3"/>case 'b':</text:p>
      <text:p text:style-name="Standard"><text:s text:c="12"/>// Spirograph Mode Chosen from Start Menu</text:p>
      <text:p text:style-name="Standard"><text:s text:c="12"/>if(start == true){</text:p>
      <text:p text:style-name="Standard"><text:s text:c="14"/><text:tab/>clearScreen();</text:p>
      <text:p text:style-name="Standard"><text:s text:c="14"/><text:tab/>//Display new menu options </text:p>
      <text:p text:style-name="Standard"><text:s text:c="14"/><text:tab/>setTopMssg("Spirograph Mode: <text:s text:c="4"/>up to 5 moves, 4 swipes made\n(8 = forward, 2 = </text:p>
      <text:p text:style-name="Standard"><text:tab/><text:tab/><text:tab/>backward, 4 = left turn, 6 = right turn)");</text:p>
      <text:p text:style-name="Standard"><text:s text:c="14"/><text:tab/>setMidMssg("Moves: ");</text:p>
      <text:p text:style-name="Standard"><text:s text:c="14"/><text:tab/>//make sure you cant go back by hitting 's' key</text:p>
      <text:p text:style-name="Standard"><text:s text:c="14"/><text:tab/>start = false; <text:s text:c="5"/>//indicate out of Start menu</text:p>
      <text:p text:style-name="Standard"><text:s text:c="14"/><text:tab/>spiroMode = true; <text:s text:c="2"/>//indicate Spirograph Mode is selected</text:p>
      <text:p text:style-name="Standard"><text:s text:c="14"/><text:tab/>//turn other modes off</text:p>
      <text:p text:style-name="Standard"><text:s text:c="14"/><text:tab/>pathMode = false;</text:p>
      <text:p text:style-name="Standard"><text:s text:c="14"/><text:tab/>demoMode = false;</text:p>
      <text:p text:style-name="Standard"><text:s text:c="14"/><text:tab/>drawBot = true; <text:s text:c="4"/>//tell system to draw the Spirobot</text:p>
      <text:p text:style-name="Standard"><text:s text:c="12"/>}</text:p>
      <text:p text:style-name="Standard"><text:s text:c="12"/>break;</text:p>
      <text:p text:style-name="Standard"><text:s text:c="3"/>case 'c':</text:p>
      <text:p text:style-name="Standard"><text:s text:c="11"/>// Demo Mode Chosen from Start Menu</text:p>
      <text:p text:style-name="Standard"><text:s text:c="11"/>if(start == true){</text:p>
      <text:p text:style-name="Standard"><text:s text:c="12"/><text:tab/>clearScreen();</text:p>
      <text:p text:style-name="Standard"><text:s text:c="12"/><text:tab/>//Display new menu options</text:p>
      <text:p text:style-name="Standard"><text:s text:c="12"/><text:tab/>setTopMssg("Demo Mode:\n(8 = forward, 2 = backward, 4 = left turn, 6 = right turn)");</text:p>
      <text:p text:style-name="Standard"><text:s text:c="12"/><text:tab/>//make sure you cant go back by hitting 's' key</text:p>
      <text:p text:style-name="Standard"><text:s text:c="12"/><text:tab/>start = false; <text:s text:c="7"/>//indicate out of Start menu</text:p>
      <text:p text:style-name="Standard"><text:s text:c="12"/><text:tab/>demoMode = true; <text:s text:c="5"/>//indicate Demo Mode is selected</text:p>
      <text:p text:style-name="Standard"><text:s text:c="12"/><text:tab/>//turn other modes off</text:p>
      <text:p text:style-name="Standard"><text:s text:c="12"/><text:tab/>pathMode = false;</text:p>
      <text:p text:style-name="Standard"><text:s text:c="12"/><text:tab/>spiroMode = false;</text:p>
      <text:p text:style-name="Standard"><text:s text:c="11"/>}</text:p>
      <text:p text:style-name="Standard"><text:s text:c="11"/>break;</text:p>
      <text:p text:style-name="Standard"/>
      <text:p text:style-name="Standard"><text:soft-page-break/><text:s text:c="3"/>case 'd':</text:p>
      <text:p text:style-name="Standard"><text:s text:c="11"/>//The 'd' key signals that the user is done entering commands for the Spirobot</text:p>
      <text:p text:style-name="Standard"><text:s text:c="11"/></text:p>
      <text:p text:style-name="Standard"><text:s text:c="11"/>//if no moves were entered display message</text:p>
      <text:p text:style-name="Standard"><text:s text:c="11"/>if(currMove == 0){</text:p>
      <text:p text:style-name="Standard"><text:s text:c="13"/><text:tab/>//setMidMssg("Moves: No moves added! Please add at least 1 move.");</text:p>
      <text:p text:style-name="Standard"><text:s text:c="13"/><text:tab/>fill(237, 43, 82);</text:p>
      <text:p text:style-name="Standard"><text:s text:c="13"/><text:tab/>text("No moves added! Please add at least 1 move.", 40, 160);</text:p>
      <text:p text:style-name="Standard"><text:s text:c="11"/>}else{</text:p>
      <text:p text:style-name="Standard"><text:s text:c="13"/><text:tab/>// mark end of list in moves array</text:p>
      <text:p text:style-name="Standard"><text:s text:c="13"/><text:tab/>currMove++; <text:s text:c="6"/>//needed because of the way addMove(char) works</text:p>
      <text:p text:style-name="Standard"><text:s text:c="13"/><text:tab/>addMove('x'); <text:s text:c="4"/>//add end of array marker to movesArray</text:p>
      <text:p text:style-name="Standard"><text:s text:c="13"/><text:tab/>currMove = 11; <text:s text:c="3"/>//stops other moves from being added</text:p>
      <text:p text:style-name="Standard"><text:s text:c="13"/><text:tab/>pauseMusic();</text:p>
      <text:p text:style-name="Standard"><text:s text:c="13"/><text:tab/>playReady(); <text:s text:c="5"/>//play sound "ready?"</text:p>
      <text:p text:style-name="Standard"><text:s text:c="13"/><text:tab/>readyState(); <text:s text:c="4"/>//ready state waits for a button press</text:p>
      <text:p text:style-name="Standard"><text:s text:c="13"/><text:tab/>//readyDelay(); <text:s text:c="2"/>//ready state is just a delay</text:p>
      <text:p text:style-name="Standard"><text:s text:c="13"/><text:tab/>if(spiroMode == true){</text:p>
      <text:p text:style-name="Standard"><text:s text:c="17"/><text:tab/><text:tab/>print("Spiro mode true, swipes: ");</text:p>
      <text:p text:style-name="Standard"><text:s text:c="17"/><text:tab/><text:tab/>playDown(); <text:s text:c="5"/>//after user pushes button start soundtrack</text:p>
      <text:p text:style-name="Standard"><text:s text:c="17"/><text:tab/><text:tab/>//println(swipes);</text:p>
      <text:p text:style-name="Standard"><text:s text:c="15"/><text:tab/><text:tab/>//run the number of swipes input by user</text:p>
      <text:p text:style-name="Standard"><text:s text:c="15"/><text:tab/><text:tab/>for(int s = swipes; s &gt; 0; s--){</text:p>
      <text:p text:style-name="Standard"><text:s text:c="17"/><text:tab/><text:tab/><text:tab/>print("swipes: ");</text:p>
      <text:p text:style-name="Standard"><text:s text:c="17"/><text:tab/><text:tab/><text:tab/>println(s);</text:p>
      <text:p text:style-name="Standard"><text:s text:c="17"/><text:tab/><text:tab/><text:tab/>moveExec(); <text:s text:c="4"/>//execute the moves storred in the movesArray</text:p>
      <text:p text:style-name="Standard"><text:s text:c="17"/><text:tab/><text:tab/><text:tab/>//after each swhipe (except the last) repeat the moves</text:p>
      <text:p text:style-name="Standard"><text:s text:c="17"/><text:tab/><text:tab/><text:tab/>if(s != 1){</text:p>
      <text:p text:style-name="Standard"><text:s text:c="19"/><text:tab/><text:tab/><text:tab/><text:tab/>readyState(); <text:s text:c="4"/>//ready state waits for a button press</text:p>
      <text:p text:style-name="Standard"><text:s text:c="19"/><text:tab/><text:tab/><text:tab/><text:tab/>robotSwipe(); <text:s text:c="4"/>//behavior to do after each swipe (turn right)</text:p>
      <text:p text:style-name="Standard"><text:s text:c="17"/><text:tab/><text:tab/><text:tab/>}</text:p>
      <text:p text:style-name="Standard"><text:s text:c="17"/></text:p>
      <text:p text:style-name="Standard"><text:s text:c="15"/><text:tab/><text:tab/>}</text:p>
      <text:p text:style-name="Standard"><text:s text:c="15"/><text:tab/><text:tab/>pauseMusic(); <text:s text:c="2"/>//after all swipes are done, pause the music</text:p>
      <text:p text:style-name="Standard"><text:s text:c="15"/><text:tab/><text:tab/>finishedYay();</text:p>
      <text:p text:style-name="Standard"><text:s text:c="13"/><text:tab/>}else{</text:p>
      <text:p text:style-name="Standard"><text:s text:c="15"/><text:tab/><text:tab/>playYoshi(); <text:s text:c="3"/>//play soundTrack</text:p>
      <text:p text:style-name="Standard"><text:s text:c="15"/><text:tab/><text:tab/>moveExec(); <text:s text:c="4"/>//execute the moves storred in the movesArray</text:p>
      <text:p text:style-name="Standard"><text:s text:c="15"/><text:tab/><text:tab/>finishedYay();</text:p>
      <text:p text:style-name="Standard"><text:s text:c="13"/><text:tab/>}</text:p>
      <text:p text:style-name="Standard"><text:s text:c="13"/></text:p>
      <text:p text:style-name="Standard"><text:s text:c="13"/></text:p>
      <text:p text:style-name="Standard"><text:s text:c="11"/>}</text:p>
      <text:p text:style-name="Standard"><text:s text:c="11"/>printPath();</text:p>
      <text:p text:style-name="Standard"><text:s text:c="11"/>break;</text:p>
      <text:p text:style-name="Standard"><text:s text:c="3"/>case 'z':</text:p>
      <text:p text:style-name="Standard"><text:s text:c="11"/>//turn marker left</text:p>
      <text:p text:style-name="Standard"><text:s text:c="11"/>arduino.servoWrite(11, 0);</text:p>
      <text:p text:style-name="Standard"><text:s text:c="11"/>break;</text:p>
      <text:p text:style-name="Standard"><text:soft-page-break/><text:s text:c="3"/>case 'p':</text:p>
      <text:p text:style-name="Standard"><text:s text:c="11"/>//turn marker right</text:p>
      <text:p text:style-name="Standard"><text:s text:c="11"/>arduino.servoWrite(11, 175);</text:p>
      <text:p text:style-name="Standard"><text:s text:c="11"/>break;</text:p>
      <text:p text:style-name="Standard"><text:s text:c="3"/>case 't':</text:p>
      <text:p text:style-name="Standard"><text:s text:c="11"/>//raise the marker above ground</text:p>
      <text:p text:style-name="Standard"><text:s text:c="11"/>arduino.servoWrite(11, 90);</text:p>
      <text:p text:style-name="Standard"><text:s text:c="11"/>break;</text:p>
      <text:p text:style-name="Standard"><text:s text:c="3"/>case '2':</text:p>
      <text:p text:style-name="Standard"><text:s text:c="11"/>// Move Spirobot Backward</text:p>
      <text:p text:style-name="Standard"><text:s text:c="11"/>if(pathMode == true){</text:p>
      <text:p text:style-name="Standard"><text:s text:c="14"/><text:tab/>//increment move counter</text:p>
      <text:p text:style-name="Standard"><text:s text:c="14"/><text:tab/>currMove++;</text:p>
      <text:p text:style-name="Standard"><text:s text:c="14"/><text:tab/>// Add move to display on GUI</text:p>
      <text:p text:style-name="Standard"><text:s text:c="14"/><text:tab/>addMoveMidMssg('2');</text:p>
      <text:p text:style-name="Standard"><text:s text:c="14"/><text:tab/>// Add move to array of moves</text:p>
      <text:p text:style-name="Standard"><text:s text:c="14"/><text:tab/>addMove('2');</text:p>
      <text:p text:style-name="Standard"><text:s text:c="14"/><text:tab/>//robotBkwd(moveDel);</text:p>
      <text:p text:style-name="Standard"><text:s text:c="14"/><text:tab/>//lServoBack();</text:p>
      <text:p text:style-name="Standard"><text:s text:c="14"/><text:tab/>//rServoBack();</text:p>
      <text:p text:style-name="Standard"><text:s text:c="11"/>}else if(spiroMode == true){</text:p>
      <text:p text:style-name="Standard"><text:s text:c="14"/><text:tab/>//increment move counter</text:p>
      <text:p text:style-name="Standard"><text:s text:c="14"/><text:tab/>currMove++;</text:p>
      <text:p text:style-name="Standard"><text:s text:c="14"/><text:tab/>// Add move to display on GUI</text:p>
      <text:p text:style-name="Standard"><text:s text:c="14"/><text:tab/>addMoveMidMssg('2');</text:p>
      <text:p text:style-name="Standard"><text:s text:c="14"/><text:tab/>// Add move to array of moves</text:p>
      <text:p text:style-name="Standard"><text:s text:c="14"/><text:tab/>addMove('2');</text:p>
      <text:p text:style-name="Standard"><text:s text:c="11"/>}else if(demoMode == true){</text:p>
      <text:p text:style-name="Standard"><text:s text:c="14"/><text:tab/>pauseMusic();</text:p>
      <text:p text:style-name="Standard"><text:s text:c="14"/><text:tab/>playR2();</text:p>
      <text:p text:style-name="Standard"><text:s text:c="14"/><text:tab/>rewindR2();</text:p>
      <text:p text:style-name="Standard"><text:s text:c="14"/><text:tab/>//immediately move robot backward</text:p>
      <text:p text:style-name="Standard"><text:s text:c="14"/><text:tab/>robotBkwd(moveDel);</text:p>
      <text:p text:style-name="Standard"><text:s text:c="11"/>}</text:p>
      <text:p text:style-name="Standard"><text:s text:c="11"/>break;</text:p>
      <text:p text:style-name="Standard"><text:s text:c="3"/>case '4':</text:p>
      <text:p text:style-name="Standard"><text:s text:c="11"/>// Turn Spirobot left</text:p>
      <text:p text:style-name="Standard"><text:s text:c="11"/>if(pathMode == true){</text:p>
      <text:p text:style-name="Standard"><text:s text:c="13"/><text:tab/>//increment move counter</text:p>
      <text:p text:style-name="Standard"><text:s text:c="14"/><text:tab/>currMove++;</text:p>
      <text:p text:style-name="Standard"><text:s text:c="13"/><text:tab/>// Add move to display on GUI</text:p>
      <text:p text:style-name="Standard"><text:s text:c="13"/><text:tab/>addMoveMidMssg('4');</text:p>
      <text:p text:style-name="Standard"><text:s text:c="13"/><text:tab/>// Add move to array of moves</text:p>
      <text:p text:style-name="Standard"><text:s text:c="14"/><text:tab/>addMove('4');</text:p>
      <text:p text:style-name="Standard"><text:s text:c="13"/><text:tab/>//robotLeft(moveDel);</text:p>
      <text:p text:style-name="Standard"><text:s text:c="11"/>}else if(spiroMode == true){</text:p>
      <text:p text:style-name="Standard"><text:s text:c="14"/><text:tab/>//increment move counter</text:p>
      <text:p text:style-name="Standard"><text:s text:c="14"/><text:tab/>currMove++;</text:p>
      <text:p text:style-name="Standard"><text:s text:c="13"/><text:tab/>// Add move to display on GUI</text:p>
      <text:p text:style-name="Standard"><text:soft-page-break/><text:s text:c="13"/><text:tab/>addMoveMidMssg('4');</text:p>
      <text:p text:style-name="Standard"><text:s text:c="13"/><text:tab/>// Add move to array of moves</text:p>
      <text:p text:style-name="Standard"><text:s text:c="14"/><text:tab/>addMove('4');</text:p>
      <text:p text:style-name="Standard"><text:s text:c="11"/>}else if(demoMode == true){</text:p>
      <text:p text:style-name="Standard"><text:s text:c="14"/><text:tab/>pauseMusic();</text:p>
      <text:p text:style-name="Standard"><text:s text:c="14"/><text:tab/>playR2();</text:p>
      <text:p text:style-name="Standard"><text:s text:c="14"/><text:tab/>rewindR2();</text:p>
      <text:p text:style-name="Standard"><text:s text:c="14"/><text:tab/>//immediately move robot left</text:p>
      <text:p text:style-name="Standard"><text:s text:c="14"/><text:tab/>robotLeft(turnDel);</text:p>
      <text:p text:style-name="Standard"><text:s text:c="11"/>}</text:p>
      <text:p text:style-name="Standard"><text:s text:c="11"/>break;</text:p>
      <text:p text:style-name="Standard"><text:s text:c="3"/>case '5':</text:p>
      <text:p text:style-name="Standard"><text:s text:c="11"/>// Stop Spirobot</text:p>
      <text:p text:style-name="Standard"><text:s text:c="11"/>if(pathMode == true){</text:p>
      <text:p text:style-name="Standard"><text:s text:c="14"/><text:tab/>robotStop();</text:p>
      <text:p text:style-name="Standard"><text:s text:c="14"/>//lServoStop();</text:p>
      <text:p text:style-name="Standard"><text:s text:c="14"/>//rServoStop();</text:p>
      <text:p text:style-name="Standard"><text:s text:c="11"/>}else if(spiroMode == true){</text:p>
      <text:p text:style-name="Standard"><text:s text:c="14"/>robotStop(); </text:p>
      <text:p text:style-name="Standard"><text:s text:c="11"/>}</text:p>
      <text:p text:style-name="Standard"><text:s text:c="11"/>else if(demoMode == true){</text:p>
      <text:p text:style-name="Standard"><text:s text:c="14"/>pauseMusic();</text:p>
      <text:p text:style-name="Standard"><text:s text:c="14"/>playR2();</text:p>
      <text:p text:style-name="Standard"><text:s text:c="14"/>rewindR2();</text:p>
      <text:p text:style-name="Standard"><text:s text:c="14"/>//immediately stop robot</text:p>
      <text:p text:style-name="Standard"><text:s text:c="14"/>robotStop();</text:p>
      <text:p text:style-name="Standard"><text:s text:c="11"/>}</text:p>
      <text:p text:style-name="Standard"><text:s text:c="11"/>break;</text:p>
      <text:p text:style-name="Standard"><text:s text:c="3"/>case '6':</text:p>
      <text:p text:style-name="Standard"><text:s text:c="11"/>// Turn Spirobot right</text:p>
      <text:p text:style-name="Standard"><text:s text:c="11"/>if(pathMode == true){</text:p>
      <text:p text:style-name="Standard"><text:s text:c="14"/><text:tab/>//increment move counter</text:p>
      <text:p text:style-name="Standard"><text:s text:c="14"/><text:tab/>currMove++;</text:p>
      <text:p text:style-name="Standard"><text:s text:c="14"/><text:tab/>// Add move to display on GUI</text:p>
      <text:p text:style-name="Standard"><text:s text:c="14"/><text:tab/>addMoveMidMssg('6');</text:p>
      <text:p text:style-name="Standard"><text:s text:c="14"/><text:tab/>// Add move to array of moves</text:p>
      <text:p text:style-name="Standard"><text:s text:c="14"/><text:tab/>addMove('6');</text:p>
      <text:p text:style-name="Standard"><text:s text:c="14"/><text:tab/>//robotRight(moveDel); </text:p>
      <text:p text:style-name="Standard"><text:s text:c="11"/>}else if(spiroMode == true){</text:p>
      <text:p text:style-name="Standard"><text:s text:c="14"/><text:tab/>//increment move counter</text:p>
      <text:p text:style-name="Standard"><text:s text:c="14"/><text:tab/>currMove++;</text:p>
      <text:p text:style-name="Standard"><text:s text:c="14"/><text:tab/>// Add move to display on GUI</text:p>
      <text:p text:style-name="Standard"><text:s text:c="14"/><text:tab/>addMoveMidMssg('6');</text:p>
      <text:p text:style-name="Standard"><text:s text:c="14"/><text:tab/>// Add move to array of moves</text:p>
      <text:p text:style-name="Standard"><text:s text:c="14"/><text:tab/>addMove('6');</text:p>
      <text:p text:style-name="Standard"><text:s text:c="11"/>}else if(demoMode == true){</text:p>
      <text:p text:style-name="Standard"><text:s text:c="14"/><text:tab/>pauseMusic();</text:p>
      <text:p text:style-name="Standard"><text:s text:c="14"/><text:tab/>playR2();</text:p>
      <text:p text:style-name="Standard"><text:s text:c="14"/><text:tab/>rewindR2();</text:p>
      <text:p text:style-name="Standard"><text:soft-page-break/><text:s text:c="14"/><text:tab/>//immediately move robot right</text:p>
      <text:p text:style-name="Standard"><text:s text:c="14"/><text:tab/>robotRight(turnDel);</text:p>
      <text:p text:style-name="Standard"><text:s text:c="11"/>}</text:p>
      <text:p text:style-name="Standard"><text:s text:c="11"/>break;</text:p>
      <text:p text:style-name="Standard"><text:s text:c="3"/>case '8':</text:p>
      <text:p text:style-name="Standard"><text:s text:c="11"/>// Move Spirobot Forward</text:p>
      <text:p text:style-name="Standard"><text:s text:c="11"/>if(pathMode == true){</text:p>
      <text:p text:style-name="Standard"><text:s text:c="14"/><text:tab/>//increment move counter</text:p>
      <text:p text:style-name="Standard"><text:s text:c="14"/><text:tab/>currMove++;</text:p>
      <text:p text:style-name="Standard"><text:s text:c="14"/><text:tab/>// Add move to display on GUI</text:p>
      <text:p text:style-name="Standard"><text:s text:c="14"/><text:tab/>addMoveMidMssg('8');</text:p>
      <text:p text:style-name="Standard"><text:s text:c="14"/><text:tab/>// Add move to array of moves</text:p>
      <text:p text:style-name="Standard"><text:s text:c="14"/><text:tab/>addMove('8');</text:p>
      <text:p text:style-name="Standard"><text:s text:c="14"/><text:tab/>//robotFwd(moveDel);</text:p>
      <text:p text:style-name="Standard"><text:s text:c="14"/><text:tab/>//lServoFwd();</text:p>
      <text:p text:style-name="Standard"><text:s text:c="14"/><text:tab/>//rServoFwd();</text:p>
      <text:p text:style-name="Standard"><text:s text:c="11"/>}else if(spiroMode == true){</text:p>
      <text:p text:style-name="Standard"><text:s text:c="14"/><text:tab/>//increment move counter</text:p>
      <text:p text:style-name="Standard"><text:s text:c="14"/><text:tab/>currMove++;</text:p>
      <text:p text:style-name="Standard"><text:s text:c="14"/><text:tab/>// Add move to display on GUI</text:p>
      <text:p text:style-name="Standard"><text:s text:c="14"/><text:tab/>addMoveMidMssg('8');</text:p>
      <text:p text:style-name="Standard"><text:s text:c="14"/><text:tab/>// Add move to array of moves</text:p>
      <text:p text:style-name="Standard"><text:s text:c="14"/><text:tab/>addMove('8');</text:p>
      <text:p text:style-name="Standard"><text:s text:c="11"/>}else if(demoMode == true){</text:p>
      <text:p text:style-name="Standard"><text:s text:c="14"/><text:tab/>pauseMusic();</text:p>
      <text:p text:style-name="Standard"><text:s text:c="14"/><text:tab/>playR2();</text:p>
      <text:p text:style-name="Standard"><text:s text:c="14"/><text:tab/>rewindR2();</text:p>
      <text:p text:style-name="Standard"><text:s text:c="14"/><text:tab/>//immediately move robot forward</text:p>
      <text:p text:style-name="Standard"><text:s text:c="14"/><text:tab/>robotFwd(moveDel);</text:p>
      <text:p text:style-name="Standard"><text:s text:c="11"/>}</text:p>
      <text:p text:style-name="Standard"><text:s text:c="11"/>break;</text:p>
      <text:p text:style-name="Standard"><text:s text:c="3"/>default:</text:p>
      <text:p text:style-name="Standard"><text:s text:c="12"/>//print debugging message</text:p>
      <text:p text:style-name="Standard"><text:s text:c="12"/>println("reached default statement in commandExec(char com)");</text:p>
      <text:p text:style-name="Standard"><text:s text:c="12"/>break;</text:p>
      <text:p text:style-name="Standard"><text:s text:c="7"/></text:p>
      <text:p text:style-name="Standard"><text:s text:c="9"/>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finishedYay()</text:p>
      <text:p text:style-name="Standard">*</text:p>
      <text:p text:style-name="Standard">* <text:s/>- spirobot is finished drawing</text:p>
      <text:p text:style-name="Standard">* <text:s/>- play finished sounds</text:p>
      <text:p text:style-name="Standard">* <text:s/>- do little dance</text:p>
      <text:p text:style-name="Standard">*/</text:p>
      <text:p text:style-name="Standard">void finishedYay(){</text:p>
      <text:p text:style-name="Standard"><text:s/><text:tab/>pauseMusic(); <text:s text:c="2"/>//after moves are executed stop pause music</text:p>
      <text:p text:style-name="Standard"><text:s/><text:tab/>//rewind audio</text:p>
      <text:p text:style-name="Standard"><text:tab/> rewindReady();</text:p>
      <text:p text:style-name="Standard"><text:s/><text:tab/>rewindTada();</text:p>
      <text:p text:style-name="Standard"><text:s/><text:tab/>rewindApplause();</text:p>
      <text:p text:style-name="Standard"><text:s/><text:tab/>playTada(); <text:s text:c="11"/>// play tada! sound</text:p>
      <text:p text:style-name="Standard"><text:s/><text:tab/>//set booleans for end dance</text:p>
      <text:p text:style-name="Standard"><text:s/><text:tab/>boolean back = true;</text:p>
      <text:p text:style-name="Standard"><text:s/><text:tab/>boolean spin = true;</text:p>
      <text:p text:style-name="Standard"><text:tab/>delayT(2500); <text:s text:c="9"/>//pause to indicate finished</text:p>
      <text:p text:style-name="Standard"><text:s/><text:tab/>playApplause(); <text:s text:c="7"/>//you deserve some applause!</text:p>
      <text:p text:style-name="Standard"><text:s/><text:tab/>//execute dance ints are in milsecs (1,000 ms = 1 sec)</text:p>
      <text:p text:style-name="Standard"><text:s/><text:tab/>if(back){</text:p>
      <text:p text:style-name="Standard"><text:s text:c="6"/><text:tab/><text:tab/>robotBkwd(3000); <text:s/>//move back for 3 seconds</text:p>
      <text:p text:style-name="Standard"><text:s text:c="6"/><text:tab/><text:tab/>back = false;</text:p>
      <text:p text:style-name="Standard"><text:s text:c="2"/><text:tab/>}</text:p>
      <text:p text:style-name="Standard"><text:s text:c="2"/><text:tab/>if(back == false &amp;&amp; spin == true){</text:p>
      <text:p text:style-name="Standard"><text:s text:c="6"/><text:tab/><text:tab/>robotLeft(5000);</text:p>
      <text:p text:style-name="Standard"><text:s text:c="2"/><text:tab/>}</text:p>
      <text:p text:style-name="Standard"><text:s text:c="2"/></text:p>
      <text:p text:style-name="Standard"><text:s/><text:tab/>//may not need this while loop</text:p>
      <text:p text:style-name="Standard"><text:s/><text:tab/>while(Tada.isPlaying()){</text:p>
      <text:p text:style-name="Standard"><text:s text:c="4"/><text:tab/><text:tab/>println("tada is playing");</text:p>
      <text:p text:style-name="Standard"><text:s text:c="4"/><text:tab/><text:tab/>//do a little dance</text:p>
      <text:p text:style-name="Standard"><text:s text:c="3"/></text:p>
      <text:p text:style-name="Standard"><text:s/><text:tab/>}</text:p>
      <text:p text:style-name="Standard"><text:s text:c="2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</text:p>
      <text:p text:style-name="Standard">* <text:s/>DATA HANDLING *</text:p>
      <text:p text:style-name="Standard">******************/</text:p>
      <text:p text:style-name="Standard"/>
      <text:p text:style-name="Standard">/* addMove(char)</text:p>
      <text:p text:style-name="Standard">*</text:p>
      <text:p text:style-name="Standard">* <text:s text:c="3"/>- Adds move to the moveArray</text:p>
      <text:p text:style-name="Standard">* <text:s text:c="3"/>- The two modes, pathMode and spiroMode have bee split for future possible expansion</text:p>
      <text:p text:style-name="Standard">*/</text:p>
      <text:p text:style-name="Standard">void addMove(char move){</text:p>
      <text:p text:style-name="Standard"><text:s text:c="2"/><text:tab/>//Path mode and up to 10 moves</text:p>
      <text:p text:style-name="Standard"><text:s text:c="2"/><text:tab/>if(pathMode == true &amp;&amp; currMove &lt; 11){</text:p>
      <text:p text:style-name="Standard"><text:s text:c="4"/><text:tab/><text:tab/>//add the move to the movesArray</text:p>
      <text:p text:style-name="Standard"><text:s text:c="4"/><text:tab/><text:tab/>movesArray[currMove-1] = move;</text:p>
      <text:p text:style-name="Standard"><text:s text:c="2"/><text:tab/>}else if(spiroMode == true &amp;&amp; currMove &lt; 6){</text:p>
      <text:p text:style-name="Standard"><text:s text:c="2"/><text:tab/><text:tab/>//Spirograph mode and up to 5 moves</text:p>
      <text:p text:style-name="Standard"><text:s text:c="4"/><text:tab/><text:tab/>//add the move to the movesArray</text:p>
      <text:p text:style-name="Standard"><text:s text:c="4"/><text:tab/><text:tab/>movesArray[currMove-1] = move;</text:p>
      <text:p text:style-name="Standard"><text:s text:c="2"/><text:tab/>}</text:p>
      <text:p text:style-name="Standard">}</text:p>
      <text:p text:style-name="Standard"/>
      <text:p text:style-name="Standard">/* printPath()</text:p>
      <text:p text:style-name="Standard">*</text:p>
      <text:p text:style-name="Standard">* <text:s text:c="3"/>- Prints the moveArray to the command line</text:p>
      <text:p text:style-name="Standard">* <text:s text:c="3"/>- Primarily for testing purposes</text:p>
      <text:p text:style-name="Standard">*/</text:p>
      <text:p text:style-name="Standard">void printPath(){</text:p>
      <text:p text:style-name="Standard"><text:s/><text:tab/>int cnt = 0;</text:p>
      <text:p text:style-name="Standard"><text:s/><text:tab/>print("moves: ");</text:p>
      <text:p text:style-name="Standard"><text:s/><text:tab/>//print moves array with standard loop</text:p>
      <text:p text:style-name="Standard"><text:s/><text:tab/>while(movesArray[cnt] != 'x'){</text:p>
      <text:p text:style-name="Standard"><text:s text:c="3"/><text:tab/><text:tab/>//print("(pos: ");<text:tab/>//testing</text:p>
      <text:p text:style-name="Standard"><text:s text:c="3"/><text:tab/><text:tab/>//print(cnt);<text:tab/><text:tab/>//testing</text:p>
      <text:p text:style-name="Standard"><text:s text:c="3"/><text:tab/><text:tab/>//print(" )");<text:tab/><text:tab/>//testing</text:p>
      <text:p text:style-name="Standard"><text:s text:c="3"/><text:tab/><text:tab/>print(movesArray[cnt]);</text:p>
      <text:p text:style-name="Standard"><text:s text:c="3"/><text:tab/><text:tab/>print(" ,");</text:p>
      <text:p text:style-name="Standard"><text:s text:c="3"/><text:tab/><text:tab/>cnt++;</text:p>
      <text:p text:style-name="Standard"><text:s/><text:tab/>} </text:p>
      <text:p text:style-name="Standard"><text:s/><text:tab/>println(" end of list"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moveExec()</text:p>
      <text:p text:style-name="Standard">*</text:p>
      <text:p text:style-name="Standard">* <text:s text:c="3"/>- Executes the moves from the moveArray</text:p>
      <text:p text:style-name="Standard">*/</text:p>
      <text:p text:style-name="Standard">void moveExec(){</text:p>
      <text:p text:style-name="Standard"><text:s text:c="2"/><text:tab/>int cnt = 0;</text:p>
      <text:p text:style-name="Standard"><text:s text:c="2"/><text:tab/>//light LED indicating robot is in motion</text:p>
      <text:p text:style-name="Standard"><text:s text:c="4"/><text:tab/>greenLED(true);</text:p>
      <text:p text:style-name="Standard"><text:s text:c="2"/><text:tab/>//go through moves array until encounter end of array marker</text:p>
      <text:p text:style-name="Standard"><text:s text:c="2"/>while(movesArray[cnt] != 'x'){</text:p>
      <text:p text:style-name="Standard"><text:s text:c="4"/><text:tab/><text:tab/>//execute the encountered move</text:p>
      <text:p text:style-name="Standard"><text:s text:c="4"/>switch(movesArray[cnt]){</text:p>
      <text:p text:style-name="Standard"><text:s text:c="6"/>case '2':</text:p>
      <text:p text:style-name="Standard"><text:s text:c="14"/>//Move Back</text:p>
      <text:p text:style-name="Standard"><text:s text:c="14"/>robotBkwd(moveDel);</text:p>
      <text:p text:style-name="Standard"><text:s text:c="14"/>break;</text:p>
      <text:p text:style-name="Standard"><text:s text:c="6"/>case '4':</text:p>
      <text:p text:style-name="Standard"><text:s text:c="14"/>//Move Left</text:p>
      <text:p text:style-name="Standard"><text:s text:c="14"/>robotLeft(turnDel);</text:p>
      <text:p text:style-name="Standard"><text:s text:c="14"/>break;</text:p>
      <text:p text:style-name="Standard"><text:s text:c="6"/>case '6':</text:p>
      <text:p text:style-name="Standard"><text:s text:c="14"/>//Move Right</text:p>
      <text:p text:style-name="Standard"><text:s text:c="14"/>robotRight(turnDel);</text:p>
      <text:p text:style-name="Standard"><text:s text:c="14"/>break;</text:p>
      <text:p text:style-name="Standard"><text:s text:c="6"/>case '8':</text:p>
      <text:p text:style-name="Standard"><text:s text:c="14"/>//Move Forward</text:p>
      <text:p text:style-name="Standard"><text:s text:c="14"/>robotFwd(moveDel);</text:p>
      <text:p text:style-name="Standard"><text:s text:c="14"/>break;</text:p>
      <text:p text:style-name="Standard"><text:s text:c="6"/>default:</text:p>
      <text:p text:style-name="Standard"><text:s text:c="14"/>//print debugging message</text:p>
      <text:p text:style-name="Standard"><text:s text:c="14"/>println("reached default statment in moveExec()");</text:p>
      <text:p text:style-name="Standard"><text:s text:c="14"/>break;</text:p>
      <text:p text:style-name="Standard"><text:s text:c="6"/></text:p>
      <text:p text:style-name="Standard"><text:s text:c="4"/>} // end case statement</text:p>
      <text:p text:style-name="Standard"><text:s text:c="4"/>//increment counter to next move</text:p>
      <text:p text:style-name="Standard"><text:s text:c="4"/>cnt++;</text:p>
      <text:p text:style-name="Standard"><text:s text:c="2"/>} //end while loop</text:p>
      <text:p text:style-name="Standard"><text:s text:c="2"/>//turn off LED indicating robot is not in motion</text:p>
      <text:p text:style-name="Standard"><text:s text:c="4"/>greenLED(false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****</text:p>
      <text:p text:style-name="Standard">* <text:s/>SPIROBOT CONTROLS *</text:p>
      <text:p text:style-name="Standard">**********************/</text:p>
      <text:p text:style-name="Standard"/>
      <text:p text:style-name="Standard">/*robotSwipe()</text:p>
      <text:p text:style-name="Standard">*</text:p>
      <text:p text:style-name="Standard">* <text:s/>- executes behaviors after each swipe in spirograph mode</text:p>
      <text:p text:style-name="Standard">* <text:s/>- turn right</text:p>
      <text:p text:style-name="Standard">* <text:s/>- turn is in millisecs (1,000 ms = 1 sec)</text:p>
      <text:p text:style-name="Standard">*/</text:p>
      <text:p text:style-name="Standard">void robotSwipe(){</text:p>
      <text:p text:style-name="Standard"><text:s text:c="2"/><text:tab/>//for now rotate right</text:p>
      <text:p text:style-name="Standard"><text:s text:c="2"/><text:tab/>robotRight(3000);</text:p>
      <text:p text:style-name="Standard">}</text:p>
      <text:p text:style-name="Standard"/>
      <text:p text:style-name="Standard">/*robotFwd(int)</text:p>
      <text:p text:style-name="Standard">* <text:s/>-moves robot forward for 'del' secs </text:p>
      <text:p text:style-name="Standard">* <text:s/>-1,000 milliseconds in a second (delay() is in millisecs)</text:p>
      <text:p text:style-name="Standard">*/</text:p>
      <text:p text:style-name="Standard">void robotFwd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println("inside robotFwd()");</text:p>
      <text:p text:style-name="Standard"><text:s text:c="2"/><text:tab/>//print("del = ");</text:p>
      <text:p text:style-name="Standard"><text:s text:c="2"/><text:tab/>//println(del);</text:p>
      <text:p text:style-name="Standard"><text:s text:c="2"/><text:tab/>//print("savedTime = ");</text:p>
      <text:p text:style-name="Standard"><text:s text:c="2"/><text:tab/>//println(savedTime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print("initial passedTime = ");</text:p>
      <text:p text:style-name="Standard"><text:s text:c="2"/><text:tab/>//println(passedTime);</text:p>
      <text:p text:style-name="Standard"><text:s text:c="2"/><text:tab/>//move forward while diff between current time and last saved time is less than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text:tab/><text:tab/>//print("inside while loop. passedTime = ");</text:p>
      <text:p text:style-name="Standard"><text:s text:c="4"/><text:tab/><text:tab/>//println(passedTime);</text:p>
      <text:p text:style-name="Standard"><text:s text:c="4"/><text:tab/><text:tab/>//move robot forward</text:p>
      <text:p text:style-name="Standard"><text:s text:c="4"/><text:tab/><text:tab/>lServoFwd();</text:p>
      <text:p text:style-name="Standard"><text:s text:c="4"/><text:tab/><text:tab/>rServoFwd();</text:p>
      <text:p text:style-name="Standard"><text:s text:c="2"/><text:tab/>}</text:p>
      <text:p text:style-name="Standard"><text:s text:c="2"/><text:tab/>println("end of robotFwd(int)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text:tab/>//wait x seconds</text:p>
      <text:p text:style-name="Standard"><text:s text:c="2"/><text:tab/>//delayT(del);</text:p>
      <text:p text:style-name="Standard"><text:s text:c="2"/><text:tab/>//stop the robot</text:p>
      <text:p text:style-name="Standard"><text:s text:c="2"/><text:tab/>robotStop();</text:p>
      <text:p text:style-name="Standard">}</text:p>
      <text:p text:style-name="Standard"><text:soft-page-break/>/*robotBkwd(int)</text:p>
      <text:p text:style-name="Standard">*</text:p>
      <text:p text:style-name="Standard">* <text:s/>- moves robot backward for 'del' secs </text:p>
      <text:p text:style-name="Standard">* <text:s/>- 1,000 milliseconds in a second (del is in millisecs)</text:p>
      <text:p text:style-name="Standard">*/</text:p>
      <text:p text:style-name="Standard">void robotBkwd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move forward while the diff between current time and last saved time is less than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/text:p>
      <text:p text:style-name="Standard"><text:s text:c="4"/><text:tab/><text:tab/>//move robot forward</text:p>
      <text:p text:style-name="Standard"><text:s text:c="4"/><text:tab/><text:tab/>lServoBack();</text:p>
      <text:p text:style-name="Standard"><text:s text:c="4"/><text:tab/><text:tab/>rServoBack();</text:p>
      <text:p text:style-name="Standard"><text:s text:c="2"/><text:tab/>}</text:p>
      <text:p text:style-name="Standard"><text:s text:c="2"/><text:tab/>println("end of robotBkwd(int)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text:tab/>//stop the robot</text:p>
      <text:p text:style-name="Standard"><text:s text:c="2"/><text:tab/>robotStop();</text:p>
      <text:p text:style-name="Standard">}</text:p>
      <text:p text:style-name="Standard"/>
      <text:p text:style-name="Standard">/*robotLeft(int)</text:p>
      <text:p text:style-name="Standard">* <text:s/>-turns robot left for 'del' secs (enough to do a quarter turn)</text:p>
      <text:p text:style-name="Standard">* <text:s/>-1,000 milliseconds in a second (del is in millisecs)</text:p>
      <text:p text:style-name="Standard">*/</text:p>
      <text:p text:style-name="Standard">void robotLeft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move left while diff between current time and last saved time is less than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text:tab/><text:tab/>//move robot left</text:p>
      <text:p text:style-name="Standard"><text:s text:c="4"/><text:tab/><text:tab/>lServoBack();</text:p>
      <text:p text:style-name="Standard"><text:s text:c="4"/><text:tab/><text:tab/>rServoFwd();</text:p>
      <text:p text:style-name="Standard"><text:s text:c="2"/><text:tab/>}</text:p>
      <text:p text:style-name="Standard"><text:s text:c="2"/><text:tab/>println("end of robotLeft(int)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text:tab/>//stop the robot</text:p>
      <text:p text:style-name="Standard"><text:s text:c="2"/><text:tab/>robotStop();</text:p>
      <text:p text:style-name="Standard">}</text:p>
      <text:p text:style-name="Standard"><text:soft-page-break/>/*robotRight(int)</text:p>
      <text:p text:style-name="Standard">* <text:s/>- turns robot right for 'del' secs (enough to do a quarter turn)</text:p>
      <text:p text:style-name="Standard">* <text:s/>- 1,000 milliseconds in a second (del is in millisecs)</text:p>
      <text:p text:style-name="Standard">*/</text:p>
      <text:p text:style-name="Standard">void robotRight(int del){</text:p>
      <text:p text:style-name="Standard"><text:s text:c="2"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/><text:tab/> //move right while diff between current time and last saved time is less than delay wanted</text:p>
      <text:p text:style-name="Standard"><text:s text:c="2"/><text:tab/>while(passedTime &lt; del){</text:p>
      <text:p text:style-name="Standard"><text:s text:c="4"/><text:tab/><text:tab/>//update the time that has passed</text:p>
      <text:p text:style-name="Standard"><text:s text:c="4"/><text:tab/><text:tab/>passedTime = millis() - savedTime;</text:p>
      <text:p text:style-name="Standard"><text:s text:c="4"/></text:p>
      <text:p text:style-name="Standard"><text:s text:c="4"/><text:tab/><text:tab/>//move robot right</text:p>
      <text:p text:style-name="Standard"><text:s text:c="4"/><text:tab/><text:tab/>lServoFwd();</text:p>
      <text:p text:style-name="Standard"><text:s text:c="4"/><text:tab/><text:tab/>rServoBack();</text:p>
      <text:p text:style-name="Standard"><text:s text:c="2"/><text:tab/>}</text:p>
      <text:p text:style-name="Standard"><text:s text:c="2"/><text:tab/>println("end of robotRight(int)"); <text:s text:c="5"/>//testing purposes</text:p>
      <text:p text:style-name="Standard"><text:s text:c="2"/><text:tab/>// Save the current time to restart the timer</text:p>
      <text:p text:style-name="Standard"><text:s text:c="2"/><text:tab/>savedTime = millis(); </text:p>
      <text:p text:style-name="Standard"><text:s text:c="2"/></text:p>
      <text:p text:style-name="Standard"><text:s text:c="2"/><text:tab/>//stop the robot</text:p>
      <text:p text:style-name="Standard"><text:s text:c="2"/><text:tab/>robotStop();</text:p>
      <text:p text:style-name="Standard">}</text:p>
      <text:p text:style-name="Standard"/>
      <text:p text:style-name="Standard">/*robotStop()</text:p>
      <text:p text:style-name="Standard">* <text:s/>-stops both servos immediately</text:p>
      <text:p text:style-name="Standard">*/</text:p>
      <text:p text:style-name="Standard">void robotStop(){</text:p>
      <text:p text:style-name="Standard"><text:s text:c="2"/><text:tab/>lServoStop();</text:p>
      <text:p text:style-name="Standard"><text:s text:c="2"/><text:tab/>rServoStop(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*******</text:p>
      <text:p text:style-name="Standard">* <text:s/>INDIV SERVO CONTROLS *</text:p>
      <text:p text:style-name="Standard">*************************/</text:p>
      <text:p text:style-name="Standard"/>
      <text:p text:style-name="Standard">/*lServFwd()</text:p>
      <text:p text:style-name="Standard">* <text:s/>-rotates servo "forward" (relative position)</text:p>
      <text:p text:style-name="Standard">* <text:s/>-1700 is max for forward motion</text:p>
      <text:p text:style-name="Standard">*/</text:p>
      <text:p text:style-name="Standard">void lServoFwd(){</text:p>
      <text:p text:style-name="Standard"><text:s text:c="2"/><text:tab/>arduino.servoWrite(9, 1560);</text:p>
      <text:p text:style-name="Standard">}</text:p>
      <text:p text:style-name="Standard"/>
      <text:p text:style-name="Standard">/*lServoBack</text:p>
      <text:p text:style-name="Standard">* <text:s/>-rotates servo "backward" (relative position)</text:p>
      <text:p text:style-name="Standard">* <text:s/>-1300 is max for backward motion</text:p>
      <text:p text:style-name="Standard">*/</text:p>
      <text:p text:style-name="Standard">void lServoBack(){</text:p>
      <text:p text:style-name="Standard"><text:s text:c="2"/><text:tab/>arduino.servoWrite(9, 1460);</text:p>
      <text:p text:style-name="Standard">}</text:p>
      <text:p text:style-name="Standard"/>
      <text:p text:style-name="Standard">/*lServoStop()</text:p>
      <text:p text:style-name="Standard">* <text:s/>-stops left servo from rotating</text:p>
      <text:p text:style-name="Standard">*/</text:p>
      <text:p text:style-name="Standard">void lServoStop(){</text:p>
      <text:p text:style-name="Standard"><text:s text:c="2"/><text:tab/>arduino.servoWrite(9, 1510);</text:p>
      <text:p text:style-name="Standard">}</text:p>
      <text:p text:style-name="Standard"/>
      <text:p text:style-name="Standard">/*rServFwd()</text:p>
      <text:p text:style-name="Standard">* <text:s/>-rotates servo "forward" (relative position)</text:p>
      <text:p text:style-name="Standard">* <text:s/>-1300 is max for forward motion</text:p>
      <text:p text:style-name="Standard">*/</text:p>
      <text:p text:style-name="Standard">void rServoFwd(){</text:p>
      <text:p text:style-name="Standard"><text:s text:c="2"/><text:tab/>arduino.servoWrite(10, 1460);</text:p>
      <text:p text:style-name="Standard">}</text:p>
      <text:p text:style-name="Standard"/>
      <text:p text:style-name="Standard">/*rServoBack</text:p>
      <text:p text:style-name="Standard">* <text:s/>-rotates servo "backward" (relative position)</text:p>
      <text:p text:style-name="Standard">* <text:s/>-1700 is max for backward motion</text:p>
      <text:p text:style-name="Standard">*/</text:p>
      <text:p text:style-name="Standard">void rServoBack(){</text:p>
      <text:p text:style-name="Standard"><text:s text:c="2"/><text:tab/>arduino.servoWrite(10, 1560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rServoStop()</text:p>
      <text:p text:style-name="Standard">* <text:s/>-stops left servo from rotating</text:p>
      <text:p text:style-name="Standard">* <text:s/>-1510 is stop (calibration from manuf.)</text:p>
      <text:p text:style-name="Standard">*/</text:p>
      <text:p text:style-name="Standard">void rServoStop(){</text:p>
      <text:p text:style-name="Standard"><text:s text:c="2"/><text:tab/>arduino.servoWrite(10, 1510);; <text:s/>// Stop</text:p>
      <text:p text:style-name="Standard">}</text:p>
      <text:p text:style-name="Standard"/>
      <text:p text:style-name="Standard">/**************************</text:p>
      <text:p text:style-name="Standard">* <text:s/>LED INDICATOR CONTROLS *</text:p>
      <text:p text:style-name="Standard">***************************/</text:p>
      <text:p text:style-name="Standard"/>
      <text:p text:style-name="Standard">/* greenLED(boolean)</text:p>
      <text:p text:style-name="Standard">*</text:p>
      <text:p text:style-name="Standard">* <text:s/>- on/off switch for green LED</text:p>
      <text:p text:style-name="Standard">* <text:s/>- mostly used to indicate Spirobot is in motion</text:p>
      <text:p text:style-name="Standard">*/</text:p>
      <text:p text:style-name="Standard">void greenLED(boolean s){</text:p>
      <text:p text:style-name="Standard"><text:s text:c="2"/><text:tab/>//on off switch for green LED</text:p>
      <text:p text:style-name="Standard"><text:s text:c="2"/><text:tab/>if(s){</text:p>
      <text:p text:style-name="Standard"><text:s text:c="5"/><text:tab/><text:tab/>//turn on green LED</text:p>
      <text:p text:style-name="Standard"><text:s text:c="5"/><text:tab/><text:tab/>arduino.digitalWrite(13, Arduino.HIGH); </text:p>
      <text:p text:style-name="Standard"><text:s text:c="2"/><text:tab/>}else{</text:p>
      <text:p text:style-name="Standard"><text:s text:c="4"/><text:tab/><text:tab/>//turn off green LED</text:p>
      <text:p text:style-name="Standard"><text:s text:c="5"/><text:tab/><text:tab/>arduino.digitalWrite(13, Arduino.LOW); </text:p>
      <text:p text:style-name="Standard"><text:s text:c="2"/><text:tab/>}</text:p>
      <text:p text:style-name="Standard">}</text:p>
      <text:p text:style-name="Standard"/>
      <text:p text:style-name="Standard">/* yellowLED(boolean)</text:p>
      <text:p text:style-name="Standard">*</text:p>
      <text:p text:style-name="Standard">* <text:s/>- on/off switch for yellow LED</text:p>
      <text:p text:style-name="Standard">* <text:s/>- mostly used to indicate Spirobot is in waiting</text:p>
      <text:p text:style-name="Standard">*/</text:p>
      <text:p text:style-name="Standard">void yellowLED(boolean s){</text:p>
      <text:p text:style-name="Standard"><text:s text:c="2"/><text:tab/>//on off switch for yellow LED</text:p>
      <text:p text:style-name="Standard"><text:s text:c="2"/><text:tab/>if(s){</text:p>
      <text:p text:style-name="Standard"><text:s text:c="4"/><text:tab/><text:tab/> //turn on yellow LED</text:p>
      <text:p text:style-name="Standard"><text:s text:c="5"/><text:tab/><text:tab/>arduino.digitalWrite(4, Arduino.HIGH); </text:p>
      <text:p text:style-name="Standard"><text:s text:c="2"/><text:tab/>}else{</text:p>
      <text:p text:style-name="Standard"><text:s text:c="4"/><text:tab/><text:tab/>//turn off yellow LED</text:p>
      <text:p text:style-name="Standard"><text:s text:c="5"/><text:tab/><text:tab/>arduino.digitalWrite(4, Arduino.LOW); </text:p>
      <text:p text:style-name="Standard"><text:s text:c="2"/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readyState()</text:p>
      <text:p text:style-name="Standard">*</text:p>
      <text:p text:style-name="Standard">* <text:s text:c="5"/>- ready state indicated by yellow LED on</text:p>
      <text:p text:style-name="Standard">* <text:s text:c="5"/>- spirobot waiting for button to be pushed to continue</text:p>
      <text:p text:style-name="Standard">* <text:s text:c="5"/>- basically a delay until button is pushed</text:p>
      <text:p text:style-name="Standard">*/</text:p>
      <text:p text:style-name="Standard">void readyState(){</text:p>
      <text:p text:style-name="Standard"><text:s text:c="2"/><text:tab/>boolean ready = true; <text:s text:c="6"/>//flag for while loop</text:p>
      <text:p text:style-name="Standard"><text:s text:c="2"/><text:tab/>int state = Arduino.LOW; <text:s text:c="3"/>//holds signal from push button</text:p>
      <text:p text:style-name="Standard"><text:s text:c="2"/><text:tab/>yellowLED(true); <text:s text:c="11"/>//turn on yellow LED</text:p>
      <text:p text:style-name="Standard"><text:s text:c="2"/><text:tab/>println("inside readyState() button push delay");</text:p>
      <text:p text:style-name="Standard"><text:s text:c="2"/><text:tab/>//pauseMusic();</text:p>
      <text:p text:style-name="Standard"><text:s text:c="2"/><text:tab/>/*if(arduino.digitalRead(2) == Arduino.LOW){</text:p>
      <text:p text:style-name="Standard"><text:s text:c="3"/><text:tab/><text:tab/>println("button is not pushed"); </text:p>
      <text:p text:style-name="Standard"><text:s text:c="2"/><text:tab/>}</text:p>
      <text:p text:style-name="Standard"><text:s text:c="2"/><text:tab/>if(arduino.digitalRead(2) == Arduino.HIGH){</text:p>
      <text:p text:style-name="Standard"><text:s text:c="3"/><text:tab/><text:tab/>println("button is PUSHED!!!"); </text:p>
      <text:p text:style-name="Standard"><text:s text:c="2"/><text:tab/>}*/</text:p>
      <text:p text:style-name="Standard"><text:s text:c="2"/><text:tab/>while(ready){</text:p>
      <text:p text:style-name="Standard"><text:s text:c="4"/><text:tab/><text:tab/>//gives the arduino a second chance at reading the pin (more responsive)</text:p>
      <text:p text:style-name="Standard"><text:s text:c="4"/><text:tab/><text:tab/>state = arduino.digitalRead(2);</text:p>
      <text:p text:style-name="Standard"><text:s text:c="4"/><text:tab/><text:tab/>//gives the arduino a sort of delay so that it can read the pin again and</text:p>
      <text:p text:style-name="Standard"><text:s text:c="4"/><text:tab/><text:tab/>//not get caught in an endless loop. A sort of quirk if you will.</text:p>
      <text:p text:style-name="Standard"><text:s text:c="4"/><text:tab/><text:tab/>//Weird, it HAS to be a print statement. Maybe because of the Java Platform</text:p>
      <text:p text:style-name="Standard"><text:s text:c="4"/><text:tab/><text:tab/>//its running in the background.</text:p>
      <text:p text:style-name="Standard"><text:s text:c="4"/><text:tab/><text:tab/>print(" ");</text:p>
      <text:p text:style-name="Standard"><text:s text:c="4"/><text:tab/><text:tab/>//print("inside while loop");</text:p>
      <text:p text:style-name="Standard"><text:s text:c="3"/><text:tab/><text:tab/>if(arduino.digitalRead(2) == Arduino.HIGH || state == Arduino.HIGH){</text:p>
      <text:p text:style-name="Standard"><text:s text:c="4"/><text:tab/><text:tab/><text:tab/>ready = false;</text:p>
      <text:p text:style-name="Standard"><text:s text:c="4"/><text:tab/><text:tab/><text:tab/>println("**** READY SHOULD BE FALSE ****");</text:p>
      <text:p text:style-name="Standard"><text:s text:c="3"/><text:tab/><text:tab/>} </text:p>
      <text:p text:style-name="Standard"><text:s text:c="2"/><text:tab/>}</text:p>
      <text:p text:style-name="Standard"><text:s text:c="2"/><text:tab/>println("out of while loop");</text:p>
      <text:p text:style-name="Standard"><text:s text:c="2"/><text:tab/>blinkDelay(); <text:s/>//blinks light indicating button push accepted</text:p>
      <text:p text:style-name="Standard"><text:s text:c="2"/><text:tab/>readyDelay(); <text:s/>//delay allows user to back off before robot moves again</text:p>
      <text:p text:style-name="Standard"><text:s text:c="2"/><text:tab/>//turn off yello LED to indicate out of ready mode</text:p>
      <text:p text:style-name="Standard"><text:s text:c="2"/><text:tab/>yellowLED(false);</text:p>
      <text:p text:style-name="Standard"><text:s text:c="2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readyDelay()</text:p>
      <text:p text:style-name="Standard">*</text:p>
      <text:p text:style-name="Standard">* <text:s text:c="3"/>- ready state indicated by yellow LED on</text:p>
      <text:p text:style-name="Standard">* <text:s text:c="3"/>- after a delay of 2 secs (2000 value below) spirobot proceeds with movement</text:p>
      <text:p text:style-name="Standard">* <text:s text:c="3"/>- basically a delay of x seconds with yellow light indicator</text:p>
      <text:p text:style-name="Standard">*/</text:p>
      <text:p text:style-name="Standard">void readyDelay(){</text:p>
      <text:p text:style-name="Standard"><text:s text:c="2"/><text:tab/>//indicate in ready mode</text:p>
      <text:p text:style-name="Standard"><text:s text:c="2"/><text:tab/>yellowLED(true);</text:p>
      <text:p text:style-name="Standard"><text:s/><text:tab/>// set saved time for timing purposes</text:p>
      <text:p text:style-name="Standard"><text:s text:c="2"/><text:tab/>savedTime= millis();</text:p>
      <text:p text:style-name="Standard"><text:s text:c="2"/><text:tab/>//current time minus the last saved time</text:p>
      <text:p text:style-name="Standard"><text:s text:c="2"/><text:tab/>passedTime = millis() - savedTime;</text:p>
      <text:p text:style-name="Standard"><text:s text:c="2"/><text:tab/>//do while the diff between the current time and last saved time is less than the delay wanted</text:p>
      <text:p text:style-name="Standard"><text:s text:c="2"/><text:tab/>while(passedTime &lt; 2000){</text:p>
      <text:p text:style-name="Standard"><text:s text:c="4"/><text:tab/><text:tab/>//update the time that has passed</text:p>
      <text:p text:style-name="Standard"><text:s text:c="4"/><text:tab/><text:tab/>passedTime = millis() - savedTime; </text:p>
      <text:p text:style-name="Standard"><text:s text:c="2"/><text:tab/>}</text:p>
      <text:p text:style-name="Standard"><text:s text:c="2"/><text:tab/>println("end of readyDelay())"); <text:s text:c="5"/>//testing purposes</text:p>
      <text:p text:style-name="Standard"><text:s text:c="2"/><text:tab/>// Save the current time to restart the timer</text:p>
      <text:p text:style-name="Standard"><text:s text:c="2"/><text:tab/>savedTime = millis(); <text:s/></text:p>
      <text:p text:style-name="Standard"><text:s text:c="2"/><text:tab/>//indicate end of ready mode</text:p>
      <text:p text:style-name="Standard"><text:s text:c="2"/><text:tab/>yellowLED(false);</text:p>
      <text:p text:style-name="Standard"><text:s text:c="2"/></text:p>
      <text:p text:style-name="Standard">}</text:p>
      <text:p text:style-name="Standard"/>
      <text:p text:style-name="Standard">/* blinkDelay()</text:p>
      <text:p text:style-name="Standard">*</text:p>
      <text:p text:style-name="Standard">* <text:s text:c="3"/>- blinks yellow LED 3 times</text:p>
      <text:p text:style-name="Standard">*/</text:p>
      <text:p text:style-name="Standard">void blinkDelay(){</text:p>
      <text:p text:style-name="Standard"><text:s/><text:tab/>//blink light 3 times</text:p>
      <text:p text:style-name="Standard"><text:s/><text:tab/>for(int i = 0; i &lt; 3; i++){</text:p>
      <text:p text:style-name="Standard"><text:s text:c="3"/><text:tab/><text:tab/>yellowLED(false);</text:p>
      <text:p text:style-name="Standard"><text:s text:c="3"/><text:tab/><text:tab/>delayT(300); <text:s text:c="4"/>//allows light to flicker</text:p>
      <text:p text:style-name="Standard"><text:s text:c="3"/><text:tab/><text:tab/>yellowLED(true);</text:p>
      <text:p text:style-name="Standard"><text:s text:c="3"/><text:tab/><text:tab/>delayT(300); <text:s text:c="4"/>//allows light to flicker</text:p>
      <text:p text:style-name="Standard"><text:s/><text:tab/>}</text:p>
      <text:p text:style-name="Standard"><text:s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**************</text:p>
      <text:p text:style-name="Standard">* <text:s/>AUDIO CONTROLS *</text:p>
      <text:p text:style-name="Standard">******************/</text:p>
      <text:p text:style-name="Standard"/>
      <text:p text:style-name="Standard">/* pauseMusic()</text:p>
      <text:p text:style-name="Standard">*</text:p>
      <text:p text:style-name="Standard">* <text:s text:c="3"/>- simply pauses all music</text:p>
      <text:p text:style-name="Standard">*/</text:p>
      <text:p text:style-name="Standard"/>
      <text:p text:style-name="Standard">void pauseMusic(){</text:p>
      <text:p text:style-name="Standard"><text:s text:c="2"/><text:tab/>if(player.isPlaying()){</text:p>
      <text:p text:style-name="Standard"><text:s text:c="4"/><text:tab/><text:tab/>player.pause();</text:p>
      <text:p text:style-name="Standard"><text:s text:c="2"/><text:tab/>}</text:p>
      <text:p text:style-name="Standard"><text:s text:c="2"/><text:tab/>if(Yoshi.isPlaying()){</text:p>
      <text:p text:style-name="Standard"><text:s text:c="4"/><text:tab/><text:tab/>Yoshi.pause();</text:p>
      <text:p text:style-name="Standard"><text:s text:c="2"/><text:tab/>}</text:p>
      <text:p text:style-name="Standard"><text:s text:c="2"/><text:tab/>if(Down.isPlaying()){</text:p>
      <text:p text:style-name="Standard"><text:s text:c="4"/><text:tab/><text:tab/>Down.pause();</text:p>
      <text:p text:style-name="Standard"><text:s text:c="2"/><text:tab/>}</text:p>
      <text:p text:style-name="Standard"><text:s text:c="2"/><text:tab/>if(Tada.isPlaying()){</text:p>
      <text:p text:style-name="Standard"><text:s text:c="4"/><text:tab/><text:tab/>Tada.pause();</text:p>
      <text:p text:style-name="Standard"><text:s text:c="2"/><text:tab/>}</text:p>
      <text:p text:style-name="Standard"><text:s text:c="2"/><text:tab/>if(Applause.isPlaying()){</text:p>
      <text:p text:style-name="Standard"><text:s text:c="4"/><text:tab/><text:tab/>Applause.pause();</text:p>
      <text:p text:style-name="Standard"><text:s text:c="2"/><text:tab/>}</text:p>
      <text:p text:style-name="Standard"><text:s text:c="2"/><text:tab/>if(R2.isPlaying()){</text:p>
      <text:p text:style-name="Standard"><text:s text:c="4"/><text:tab/><text:tab/>R2.pause();</text:p>
      <text:p text:style-name="Standard"><text:s text:c="2"/><text:tab/>}</text:p>
      <text:p text:style-name="Standard"><text:s text:c="2"/><text:tab/>if(Ready.isPlaying()){</text:p>
      <text:p text:style-name="Standard"><text:s text:c="4"/><text:tab/><text:tab/>Ready.pause();</text:p>
      <text:p text:style-name="Standard"><text:s text:c="2"/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 Play individual sounds*/</text:p>
      <text:p text:style-name="Standard">void playLowRider(){</text:p>
      <text:p text:style-name="Standard"><text:s/><text:tab/>player.play(); </text:p>
      <text:p text:style-name="Standard">}</text:p>
      <text:p text:style-name="Standard">void playYoshi(){</text:p>
      <text:p text:style-name="Standard"><text:s text:c="2"/><text:tab/>Yoshi.play();</text:p>
      <text:p text:style-name="Standard">}</text:p>
      <text:p text:style-name="Standard">void playDown(){</text:p>
      <text:p text:style-name="Standard"><text:s text:c="2"/><text:tab/>Down.play();</text:p>
      <text:p text:style-name="Standard">}</text:p>
      <text:p text:style-name="Standard">void playTada(){</text:p>
      <text:p text:style-name="Standard"><text:s text:c="2"/><text:tab/>Tada.play();</text:p>
      <text:p text:style-name="Standard">}</text:p>
      <text:p text:style-name="Standard">void playApplause(){</text:p>
      <text:p text:style-name="Standard"><text:s text:c="2"/><text:tab/>Applause.play();</text:p>
      <text:p text:style-name="Standard">}</text:p>
      <text:p text:style-name="Standard">void playR2(){</text:p>
      <text:p text:style-name="Standard"><text:s text:c="2"/><text:tab/>R2.play();</text:p>
      <text:p text:style-name="Standard">}</text:p>
      <text:p text:style-name="Standard">void playReady(){</text:p>
      <text:p text:style-name="Standard"><text:s text:c="2"/><text:tab/>Ready.play();</text:p>
      <text:p text:style-name="Standard">}</text:p>
      <text:p text:style-name="Standard"/>
      <text:p text:style-name="Standard">/*Rewind individual sounds*/</text:p>
      <text:p text:style-name="Standard">void rewindReady(){</text:p>
      <text:p text:style-name="Standard"><text:s text:c="2"/><text:tab/>Ready.rewind();</text:p>
      <text:p text:style-name="Standard">}</text:p>
      <text:p text:style-name="Standard">void rewindTada(){</text:p>
      <text:p text:style-name="Standard"><text:s text:c="2"/><text:tab/>Tada.rewind();</text:p>
      <text:p text:style-name="Standard">}</text:p>
      <text:p text:style-name="Standard">void rewindApplause(){</text:p>
      <text:p text:style-name="Standard"><text:s text:c="2"/><text:tab/>Applause.rewind();</text:p>
      <text:p text:style-name="Standard">}</text:p>
      <text:p text:style-name="Standard">void rewindR2(){</text:p>
      <text:p text:style-name="Standard"><text:s text:c="2"/><text:tab/>R2.rewind();</text:p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S</meta:initial-creator>
    <meta:creation-date>2014-08-29T20:10:58.70</meta:creation-date>
    <dc:date>2014-08-29T20:41:30.61</dc:date>
    <dc:creator>Felix S</dc:creator>
    <meta:editing-duration>PT30M27S</meta:editing-duration>
    <meta:editing-cycles>11</meta:editing-cycles>
    <meta:generator>OpenOffice/4.0.1$Win32 OpenOffice.org_project/401m5$Build-9714</meta:generator>
    <meta:document-statistic meta:table-count="0" meta:image-count="0" meta:object-count="0" meta:page-count="27" meta:paragraph-count="1102" meta:word-count="4151" meta:character-count="32751"/>
  </office:meta>
</office:document-meta>
</file>